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713cm"/>
    </style:style>
    <style:style style:name="co4" style:family="table-column">
      <style:table-column-properties fo:break-before="auto" style:column-width="6.488cm"/>
    </style:style>
    <style:style style:name="co5" style:family="table-column">
      <style:table-column-properties fo:break-before="auto" style:column-width="3.685cm"/>
    </style:style>
    <style:style style:name="co6" style:family="table-column">
      <style:table-column-properties fo:break-before="auto" style:column-width="3.796cm"/>
    </style:style>
    <style:style style:name="co7" style:family="table-column">
      <style:table-column-properties fo:break-before="auto" style:column-width="3.464cm"/>
    </style:style>
    <style:style style:name="co8" style:family="table-column">
      <style:table-column-properties fo:break-before="auto" style:column-width="3.501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3.216cm"/>
    </style:style>
    <style:style style:name="co11" style:family="table-column">
      <style:table-column-properties fo:break-before="auto" style:column-width="2.914cm"/>
    </style:style>
    <style:style style:name="co12" style:family="table-column">
      <style:table-column-properties fo:break-before="auto" style:column-width="2.965cm"/>
    </style:style>
    <style:style style:name="co13" style:family="table-column">
      <style:table-column-properties fo:break-before="auto" style:column-width="3.291cm"/>
    </style:style>
    <style:style style:name="co14" style:family="table-column">
      <style:table-column-properties fo:break-before="auto" style:column-width="3.468cm"/>
    </style:style>
    <style:style style:name="co15" style:family="table-column">
      <style:table-column-properties fo:break-before="auto" style:column-width="3.618cm"/>
    </style:style>
    <style:style style:name="co16" style:family="table-column">
      <style:table-column-properties fo:break-before="auto" style:column-width="3.0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808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8080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ackground-color="#ff420e"/>
      <style:text-properties style:font-name="Arial" fo:font-size="10pt" style:font-size-asian="10pt" style:font-size-complex="10pt"/>
    </style:style>
    <style:style style:name="ce5" style:family="table-cell" style:parent-style-name="Default">
      <style:text-properties fo:color="#000000" style:font-name="Arial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6" style:family="table-cell" style:parent-style-name="Default">
      <style:table-cell-properties fo:background-color="#ff420e"/>
    </style:style>
    <style:style style:name="ce7" style:family="table-cell" style:parent-style-name="Default">
      <style:table-cell-properties fo:background-color="#9999ff"/>
    </style:style>
    <style:style style:name="ce8" style:family="table-cell" style:parent-style-name="Default">
      <style:table-cell-properties fo:background-color="#9999ff"/>
      <style:text-properties style:font-name="Arial" fo:font-size="10pt" style:font-size-asian="10pt" style:font-size-complex="10pt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fo:background-color="#ff8080"/>
    </style:style>
    <style:style style:name="ce11" style:family="table-cell" style:parent-style-name="Default" style:data-style-name="N0">
      <style:table-cell-properties fo:background-color="#ff420e"/>
      <style:text-properties style:font-name="Arial" fo:font-size="10pt" style:font-size-asian="10pt" style:font-size-complex="10pt"/>
    </style:style>
    <style:style style:name="ce12" style:family="table-cell" style:parent-style-name="Default" style:data-style-name="N0">
      <style:text-properties style:font-name="Arial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9999ff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cccccc"/>
    </style:style>
    <style:style style:name="ce16" style:family="table-cell" style:parent-style-name="Default">
      <style:table-cell-properties fo:background-color="#eeeee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ce9"/>
        <table:table-column table:style-name="co2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Packages and pin number</text:p>
          </table:table-cell>
          <table:covered-table-cell table:number-columns-repeated="7"/>
          <table:table-cell table:number-columns-repeated="19"/>
        </table:table-row>
        <table:table-row table:style-name="ro1">
          <table:table-cell table:style-name="ce2" office:value-type="string" calcext:value-type="string">
            <text:p>LQFP48</text:p>
          </table:table-cell>
          <table:table-cell table:style-name="ce2" office:value-type="string" calcext:value-type="string">
            <text:p>QFN48</text:p>
          </table:table-cell>
          <table:table-cell table:style-name="ce2" office:value-type="string" calcext:value-type="string">
            <text:p>LQFP64</text:p>
          </table:table-cell>
          <table:table-cell table:style-name="ce2" office:value-type="string" calcext:value-type="string">
            <text:p>QFN64</text:p>
          </table:table-cell>
          <table:table-cell table:style-name="ce2" office:value-type="string" calcext:value-type="string">
            <text:p>WLCSP64</text:p>
          </table:table-cell>
          <table:table-cell table:style-name="ce2" office:value-type="string" calcext:value-type="string">
            <text:p>LQFP100</text:p>
          </table:table-cell>
          <table:table-cell table:style-name="ce2" office:value-type="string" calcext:value-type="string">
            <text:p>VFBGA100</text:p>
          </table:table-cell>
          <table:table-cell table:style-name="ce2" office:value-type="string" calcext:value-type="string">
            <text:p>TFBGA100</text:p>
          </table:table-cell>
          <table:table-cell table:style-name="ce2" office:value-type="string" calcext:value-type="string">
            <text:p>Signal 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IO</text:p>
          </table:table-cell>
          <table:table-cell table:style-name="ce10" office:value-type="string" calcext:value-type="string">
            <text:p>Concat names</text:p>
          </table:table-cell>
          <table:table-cell table:style-name="ce2" office:value-type="string" calcext:value-type="string">
            <text:p>I/O Line</text:p>
          </table:table-cell>
          <table:table-cell table:style-name="ce2" office:value-type="string" calcext:value-type="string">
            <text:p>Peripheral A</text:p>
          </table:table-cell>
          <table:table-cell table:style-name="ce2" office:value-type="string" calcext:value-type="string">
            <text:p>Peripheral B</text:p>
          </table:table-cell>
          <table:table-cell table:style-name="ce2" office:value-type="string" calcext:value-type="string">
            <text:p>Peripheral C</text:p>
          </table:table-cell>
          <table:table-cell table:style-name="ce2" office:value-type="string" calcext:value-type="string">
            <text:p>Peripheral D</text:p>
          </table:table-cell>
          <table:table-cell table:style-name="ce2" office:value-type="string" calcext:value-type="string">
            <text:p>Extra Function</text:p>
          </table:table-cell>
          <table:table-cell table:style-name="ce2" office:value-type="string" calcext:value-type="string">
            <text:p>System Function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ADVREF</text:p>
          </table:table-cell>
          <table:table-cell table:style-name="ce4" office:value-type="string" calcext:value-type="string">
            <text:p>S</text:p>
          </table:table-cell>
          <table:table-cell table:style-name="ce4"/>
          <table:table-cell table:style-name="ce11" table:formula="of:=CONCATENATE( T([.M3]);   IF( LEN(T([.N3]))=0;&quot;&quot;;CONCATENATE( &quot;/&quot; ; T([.N3]) ) );  IF( LEN(T([.O3]))=0;&quot;&quot;;CONCATENATE( &quot;/&quot; ; T([.O3]) ) );  IF( LEN(T([.P3]))=0;&quot;&quot;;CONCATENATE( &quot;/&quot; ; T([.P3]) ) );  IF( LEN(T([.Q3]))=0;&quot;&quot;;CONCATENATE( &quot;/&quot; ; T([.Q3]) ) );  IF( LEN(T([.R3]))=0;&quot;&quot;;CONCATENATE( &quot;/&quot; ; T([.R3]) ) );   IF( LEN(T([.S3]))=0;&quot;&quot;;CONCATENATE( &quot;/&quot; ; T([.S3]) ) ) )">
            <text:p/>
          </table:table-cell>
          <table:table-cell table:style-name="ce6"/>
          <table:table-cell table:style-name="ce4" table:number-columns-repeated="2"/>
          <table:table-cell table:style-name="ce6" table:number-columns-repeated="4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S</text:p>
          </table:table-cell>
          <table:table-cell table:style-name="ce4"/>
          <table:table-cell table:style-name="ce11" table:formula="of:=CONCATENATE( T([.M4]);   IF( LEN(T([.N4]))=0;&quot;&quot;;CONCATENATE( &quot;/&quot; ; T([.N4]) ) );  IF( LEN(T([.O4]))=0;&quot;&quot;;CONCATENATE( &quot;/&quot; ; T([.O4]) ) );  IF( LEN(T([.P4]))=0;&quot;&quot;;CONCATENATE( &quot;/&quot; ; T([.P4]) ) );  IF( LEN(T([.Q4]))=0;&quot;&quot;;CONCATENATE( &quot;/&quot; ; T([.Q4]) ) );  IF( LEN(T([.R4]))=0;&quot;&quot;;CONCATENATE( &quot;/&quot; ; T([.R4]) ) );   IF( LEN(T([.S4]))=0;&quot;&quot;;CONCATENATE( &quot;/&quot; ; T([.S4]) ) ) )">
            <text:p/>
          </table:table-cell>
          <table:table-cell table:style-name="ce6"/>
          <table:table-cell table:style-name="ce4" table:number-columns-repeated="2"/>
          <table:table-cell table:style-name="ce6" table:number-columns-repeated="4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3" office:value-type="string" calcext:value-type="string">
            <text:p>PB0/AD4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5]);   IF( LEN(T([.N5]))=0;&quot;&quot;;CONCATENATE( &quot;/&quot; ; T([.N5]) ) );  IF( LEN(T([.O5]))=0;&quot;&quot;;CONCATENATE( &quot;/&quot; ; T([.O5]) ) );  IF( LEN(T([.P5]))=0;&quot;&quot;;CONCATENATE( &quot;/&quot; ; T([.P5]) ) );  IF( LEN(T([.Q5]))=0;&quot;&quot;;CONCATENATE( &quot;/&quot; ; T([.Q5]) ) );  IF( LEN(T([.R5]))=0;&quot;&quot;;CONCATENATE( &quot;/&quot; ; T([.R5]) ) );   IF( LEN(T([.S5]))=0;&quot;&quot;;CONCATENATE( &quot;/&quot; ; T([.S5]) ) ) )" office:value-type="string" office:string-value="PB0/PWMH0/AD4/RTCOUT0" calcext:value-type="string">
            <text:p>PB0/PWMH0/AD4/RTCOUT0</text:p>
          </table:table-cell>
          <table:table-cell table:style-name="ce14" office:value-type="string" calcext:value-type="string">
            <text:p>PB0</text:p>
          </table:table-cell>
          <table:table-cell table:style-name="ce14" office:value-type="string" calcext:value-type="string">
            <text:p>PWMH0</text:p>
          </table:table-cell>
          <table:table-cell table:style-name="ce14" table:number-columns-repeated="3"/>
          <table:table-cell table:style-name="ce14" office:value-type="string" calcext:value-type="string">
            <text:p>AD4/RTCOUT0</text:p>
          </table:table-cell>
          <table:table-cell table:style-name="ce14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style-name="ce3" office:value-type="string" calcext:value-type="string">
            <text:p>PC29/AD13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6]);   IF( LEN(T([.N6]))=0;&quot;&quot;;CONCATENATE( &quot;/&quot; ; T([.N6]) ) );  IF( LEN(T([.O6]))=0;&quot;&quot;;CONCATENATE( &quot;/&quot; ; T([.O6]) ) );  IF( LEN(T([.P6]))=0;&quot;&quot;;CONCATENATE( &quot;/&quot; ; T([.P6]) ) );  IF( LEN(T([.Q6]))=0;&quot;&quot;;CONCATENATE( &quot;/&quot; ; T([.Q6]) ) );  IF( LEN(T([.R6]))=0;&quot;&quot;;CONCATENATE( &quot;/&quot; ; T([.R6]) ) );   IF( LEN(T([.S6]))=0;&quot;&quot;;CONCATENATE( &quot;/&quot; ; T([.S6]) ) ) )" office:value-type="string" office:string-value="PC29/A11/TIOA5/AD13" calcext:value-type="string">
            <text:p>PC29/A11/TIOA5/AD13</text:p>
          </table:table-cell>
          <table:table-cell table:style-name="ce14" office:value-type="string" calcext:value-type="string">
            <text:p>PC29</text:p>
          </table:table-cell>
          <table:table-cell table:style-name="ce14" office:value-type="string" calcext:value-type="string">
            <text:p>A11</text:p>
          </table:table-cell>
          <table:table-cell table:style-name="ce14" office:value-type="string" calcext:value-type="string">
            <text:p>TIOA5</text:p>
          </table:table-cell>
          <table:table-cell table:style-name="ce14" table:number-columns-repeated="2"/>
          <table:table-cell table:style-name="ce14" office:value-type="string" calcext:value-type="string">
            <text:p>AD13</text:p>
          </table:table-cell>
          <table:table-cell table:style-name="ce14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3" office:value-type="string" calcext:value-type="string">
            <text:p>PB1/AD5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7]);   IF( LEN(T([.N7]))=0;&quot;&quot;;CONCATENATE( &quot;/&quot; ; T([.N7]) ) );  IF( LEN(T([.O7]))=0;&quot;&quot;;CONCATENATE( &quot;/&quot; ; T([.O7]) ) );  IF( LEN(T([.P7]))=0;&quot;&quot;;CONCATENATE( &quot;/&quot; ; T([.P7]) ) );  IF( LEN(T([.Q7]))=0;&quot;&quot;;CONCATENATE( &quot;/&quot; ; T([.Q7]) ) );  IF( LEN(T([.R7]))=0;&quot;&quot;;CONCATENATE( &quot;/&quot; ; T([.R7]) ) );   IF( LEN(T([.S7]))=0;&quot;&quot;;CONCATENATE( &quot;/&quot; ; T([.S7]) ) ) )" office:value-type="string" office:string-value="PB1/PWMH1/AD5/RTCOUT1" calcext:value-type="string">
            <text:p>PB1/PWMH1/AD5/RTCOUT1</text:p>
          </table:table-cell>
          <table:table-cell table:style-name="ce14" office:value-type="string" calcext:value-type="string">
            <text:p>PB1</text:p>
          </table:table-cell>
          <table:table-cell table:style-name="ce14" office:value-type="string" calcext:value-type="string">
            <text:p>PWMH1</text:p>
          </table:table-cell>
          <table:table-cell table:style-name="ce14" table:number-columns-repeated="3"/>
          <table:table-cell table:style-name="ce14" office:value-type="string" calcext:value-type="string">
            <text:p>AD5/RTCOUT1</text:p>
          </table:table-cell>
          <table:table-cell table:style-name="ce14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style-name="ce3" office:value-type="string" calcext:value-type="string">
            <text:p>PC30/AD14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8]);   IF( LEN(T([.N8]))=0;&quot;&quot;;CONCATENATE( &quot;/&quot; ; T([.N8]) ) );  IF( LEN(T([.O8]))=0;&quot;&quot;;CONCATENATE( &quot;/&quot; ; T([.O8]) ) );  IF( LEN(T([.P8]))=0;&quot;&quot;;CONCATENATE( &quot;/&quot; ; T([.P8]) ) );  IF( LEN(T([.Q8]))=0;&quot;&quot;;CONCATENATE( &quot;/&quot; ; T([.Q8]) ) );  IF( LEN(T([.R8]))=0;&quot;&quot;;CONCATENATE( &quot;/&quot; ; T([.R8]) ) );   IF( LEN(T([.S8]))=0;&quot;&quot;;CONCATENATE( &quot;/&quot; ; T([.S8]) ) ) )" office:value-type="string" office:string-value="PC30/A12/TIOB5/AD14" calcext:value-type="string">
            <text:p>PC30/A12/TIOB5/AD14</text:p>
          </table:table-cell>
          <table:table-cell table:style-name="ce14" office:value-type="string" calcext:value-type="string">
            <text:p>PC30</text:p>
          </table:table-cell>
          <table:table-cell table:style-name="ce14" office:value-type="string" calcext:value-type="string">
            <text:p>A12</text:p>
          </table:table-cell>
          <table:table-cell table:style-name="ce14" office:value-type="string" calcext:value-type="string">
            <text:p>TIOB5</text:p>
          </table:table-cell>
          <table:table-cell table:style-name="ce14" table:number-columns-repeated="2"/>
          <table:table-cell table:style-name="ce14" office:value-type="string" calcext:value-type="string">
            <text:p>AD14</text:p>
          </table:table-cell>
          <table:table-cell table:style-name="ce14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7" calcext:value-type="float">
            <text:p>7</text:p>
          </table:table-cell>
          <table:table-cell table:number-columns-repeated="2"/>
          <table:table-cell table:style-name="ce3" office:value-type="string" calcext:value-type="string">
            <text:p>PB2/AD6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9]);   IF( LEN(T([.N9]))=0;&quot;&quot;;CONCATENATE( &quot;/&quot; ; T([.N9]) ) );  IF( LEN(T([.O9]))=0;&quot;&quot;;CONCATENATE( &quot;/&quot; ; T([.O9]) ) );  IF( LEN(T([.P9]))=0;&quot;&quot;;CONCATENATE( &quot;/&quot; ; T([.P9]) ) );  IF( LEN(T([.Q9]))=0;&quot;&quot;;CONCATENATE( &quot;/&quot; ; T([.Q9]) ) );  IF( LEN(T([.R9]))=0;&quot;&quot;;CONCATENATE( &quot;/&quot; ; T([.R9]) ) );   IF( LEN(T([.S9]))=0;&quot;&quot;;CONCATENATE( &quot;/&quot; ; T([.S9]) ) ) )" office:value-type="string" office:string-value="PB2/URXD1/NPCS2/AD6/WKUP12" calcext:value-type="string">
            <text:p>PB2/URXD1/NPCS2/AD6/WKUP12</text:p>
          </table:table-cell>
          <table:table-cell table:style-name="ce14" office:value-type="string" calcext:value-type="string">
            <text:p>PB2</text:p>
          </table:table-cell>
          <table:table-cell table:style-name="ce14" office:value-type="string" calcext:value-type="string">
            <text:p>URXD1</text:p>
          </table:table-cell>
          <table:table-cell table:style-name="ce14" office:value-type="string" calcext:value-type="string">
            <text:p>NPCS2</text:p>
          </table:table-cell>
          <table:table-cell table:style-name="ce14" table:number-columns-repeated="2"/>
          <table:table-cell table:style-name="ce14" office:value-type="string" calcext:value-type="string">
            <text:p>AD6/WKUP12</text:p>
          </table:table-cell>
          <table:table-cell table:style-name="ce14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PC31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10]);   IF( LEN(T([.N10]))=0;&quot;&quot;;CONCATENATE( &quot;/&quot; ; T([.N10]) ) );  IF( LEN(T([.O10]))=0;&quot;&quot;;CONCATENATE( &quot;/&quot; ; T([.O10]) ) );  IF( LEN(T([.P10]))=0;&quot;&quot;;CONCATENATE( &quot;/&quot; ; T([.P10]) ) );  IF( LEN(T([.Q10]))=0;&quot;&quot;;CONCATENATE( &quot;/&quot; ; T([.Q10]) ) );  IF( LEN(T([.R10]))=0;&quot;&quot;;CONCATENATE( &quot;/&quot; ; T([.R10]) ) );   IF( LEN(T([.S10]))=0;&quot;&quot;;CONCATENATE( &quot;/&quot; ; T([.S10]) ) ) )" office:value-type="string" office:string-value="PC31/A13/TCLK5" calcext:value-type="string">
            <text:p>PC31/A13/TCLK5</text:p>
          </table:table-cell>
          <table:table-cell table:style-name="ce14" office:value-type="string" calcext:value-type="string">
            <text:p>PC31</text:p>
          </table:table-cell>
          <table:table-cell table:style-name="ce14" office:value-type="string" calcext:value-type="string">
            <text:p>A13</text:p>
          </table:table-cell>
          <table:table-cell table:style-name="ce14" office:value-type="string" calcext:value-type="string">
            <text:p>TCLK5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3" office:value-type="float" office:value="9" calcext:value-type="float">
            <text:p>9</text:p>
          </table:table-cell>
          <table:table-cell table:number-columns-repeated="2"/>
          <table:table-cell table:style-name="ce3" office:value-type="string" calcext:value-type="string">
            <text:p>PB3/AD7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11]);   IF( LEN(T([.N11]))=0;&quot;&quot;;CONCATENATE( &quot;/&quot; ; T([.N11]) ) );  IF( LEN(T([.O11]))=0;&quot;&quot;;CONCATENATE( &quot;/&quot; ; T([.O11]) ) );  IF( LEN(T([.P11]))=0;&quot;&quot;;CONCATENATE( &quot;/&quot; ; T([.P11]) ) );  IF( LEN(T([.Q11]))=0;&quot;&quot;;CONCATENATE( &quot;/&quot; ; T([.Q11]) ) );  IF( LEN(T([.R11]))=0;&quot;&quot;;CONCATENATE( &quot;/&quot; ; T([.R11]) ) );   IF( LEN(T([.S11]))=0;&quot;&quot;;CONCATENATE( &quot;/&quot; ; T([.S11]) ) ) )" office:value-type="string" office:string-value="PB3/UTXD1/PCK2/AD7" calcext:value-type="string">
            <text:p>PB3/UTXD1/PCK2/AD7</text:p>
          </table:table-cell>
          <table:table-cell table:style-name="ce14" office:value-type="string" calcext:value-type="string">
            <text:p>PB3</text:p>
          </table:table-cell>
          <table:table-cell table:style-name="ce14" office:value-type="string" calcext:value-type="string">
            <text:p>UTXD1</text:p>
          </table:table-cell>
          <table:table-cell table:style-name="ce14" office:value-type="string" calcext:value-type="string">
            <text:p>PCK2</text:p>
          </table:table-cell>
          <table:table-cell table:style-name="ce14" table:number-columns-repeated="2"/>
          <table:table-cell table:style-name="ce14" office:value-type="string" calcext:value-type="string">
            <text:p>AD7</text:p>
          </table:table-cell>
          <table:table-cell table:style-name="ce14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4" office:value-type="string" calcext:value-type="string">
            <text:p>VDDIN</text:p>
          </table:table-cell>
          <table:table-cell table:style-name="ce4" office:value-type="string" calcext:value-type="string">
            <text:p>S</text:p>
          </table:table-cell>
          <table:table-cell table:style-name="ce4"/>
          <table:table-cell table:style-name="ce11" table:formula="of:=CONCATENATE( T([.M12]);   IF( LEN(T([.N12]))=0;&quot;&quot;;CONCATENATE( &quot;/&quot; ; T([.N12]) ) );  IF( LEN(T([.O12]))=0;&quot;&quot;;CONCATENATE( &quot;/&quot; ; T([.O12]) ) );  IF( LEN(T([.P12]))=0;&quot;&quot;;CONCATENATE( &quot;/&quot; ; T([.P12]) ) );  IF( LEN(T([.Q12]))=0;&quot;&quot;;CONCATENATE( &quot;/&quot; ; T([.Q12]) ) );  IF( LEN(T([.R12]))=0;&quot;&quot;;CONCATENATE( &quot;/&quot; ; T([.R12]) ) );   IF( LEN(T([.S12]))=0;&quot;&quot;;CONCATENATE( &quot;/&quot; ; T([.S12]) ) ) )">
            <text:p/>
          </table:table-cell>
          <table:table-cell table:style-name="ce6" table:number-columns-repeated="7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11" calcext:value-type="float">
            <text:p>11</text:p>
          </table:table-cell>
          <table:table-cell table:number-columns-repeated="2"/>
          <table:table-cell table:style-name="ce4" office:value-type="string" calcext:value-type="string">
            <text:p>VDDOUT</text:p>
          </table:table-cell>
          <table:table-cell table:style-name="ce4" office:value-type="string" calcext:value-type="string">
            <text:p>S</text:p>
          </table:table-cell>
          <table:table-cell table:style-name="ce4"/>
          <table:table-cell table:style-name="ce11" table:formula="of:=CONCATENATE( T([.M13]);   IF( LEN(T([.N13]))=0;&quot;&quot;;CONCATENATE( &quot;/&quot; ; T([.N13]) ) );  IF( LEN(T([.O13]))=0;&quot;&quot;;CONCATENATE( &quot;/&quot; ; T([.O13]) ) );  IF( LEN(T([.P13]))=0;&quot;&quot;;CONCATENATE( &quot;/&quot; ; T([.P13]) ) );  IF( LEN(T([.Q13]))=0;&quot;&quot;;CONCATENATE( &quot;/&quot; ; T([.Q13]) ) );  IF( LEN(T([.R13]))=0;&quot;&quot;;CONCATENATE( &quot;/&quot; ; T([.R13]) ) );   IF( LEN(T([.S13]))=0;&quot;&quot;;CONCATENATE( &quot;/&quot; ; T([.S13]) ) ) )">
            <text:p/>
          </table:table-cell>
          <table:table-cell table:style-name="ce6" table:number-columns-repeated="7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12" calcext:value-type="float">
            <text:p>12</text:p>
          </table:table-cell>
          <table:table-cell table:number-columns-repeated="2"/>
          <table:table-cell table:style-name="ce3" office:value-type="string" calcext:value-type="string">
            <text:p>PA17/PGMD5/AD0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14]);   IF( LEN(T([.N14]))=0;&quot;&quot;;CONCATENATE( &quot;/&quot; ; T([.N14]) ) );  IF( LEN(T([.O14]))=0;&quot;&quot;;CONCATENATE( &quot;/&quot; ; T([.O14]) ) );  IF( LEN(T([.P14]))=0;&quot;&quot;;CONCATENATE( &quot;/&quot; ; T([.P14]) ) );  IF( LEN(T([.Q14]))=0;&quot;&quot;;CONCATENATE( &quot;/&quot; ; T([.Q14]) ) );  IF( LEN(T([.R14]))=0;&quot;&quot;;CONCATENATE( &quot;/&quot; ; T([.R14]) ) );   IF( LEN(T([.S14]))=0;&quot;&quot;;CONCATENATE( &quot;/&quot; ; T([.S14]) ) ) )" office:value-type="string" office:string-value="PA17/TD/PCK1/PWMH3/AD0" calcext:value-type="string">
            <text:p>PA17/TD/PCK1/PWMH3/AD0</text:p>
          </table:table-cell>
          <table:table-cell table:style-name="ce14" office:value-type="string" calcext:value-type="string">
            <text:p>PA17</text:p>
          </table:table-cell>
          <table:table-cell table:style-name="ce14" office:value-type="string" calcext:value-type="string">
            <text:p>TD</text:p>
          </table:table-cell>
          <table:table-cell table:style-name="ce14" office:value-type="string" calcext:value-type="string">
            <text:p>PCK1</text:p>
          </table:table-cell>
          <table:table-cell table:style-name="ce14" office:value-type="string" calcext:value-type="string">
            <text:p>PWMH3</text:p>
          </table:table-cell>
          <table:table-cell table:style-name="ce14"/>
          <table:table-cell table:style-name="ce14" office:value-type="string" calcext:value-type="string">
            <text:p>AD0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float" office:value="13" calcext:value-type="float">
            <text:p>13</text:p>
          </table:table-cell>
          <table:table-cell table:number-columns-repeated="2"/>
          <table:table-cell table:style-name="ce3" office:value-type="string" calcext:value-type="string">
            <text:p>PC26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15]);   IF( LEN(T([.N15]))=0;&quot;&quot;;CONCATENATE( &quot;/&quot; ; T([.N15]) ) );  IF( LEN(T([.O15]))=0;&quot;&quot;;CONCATENATE( &quot;/&quot; ; T([.O15]) ) );  IF( LEN(T([.P15]))=0;&quot;&quot;;CONCATENATE( &quot;/&quot; ; T([.P15]) ) );  IF( LEN(T([.Q15]))=0;&quot;&quot;;CONCATENATE( &quot;/&quot; ; T([.Q15]) ) );  IF( LEN(T([.R15]))=0;&quot;&quot;;CONCATENATE( &quot;/&quot; ; T([.R15]) ) );   IF( LEN(T([.S15]))=0;&quot;&quot;;CONCATENATE( &quot;/&quot; ; T([.S15]) ) ) )" office:value-type="string" office:string-value="PC26/A8/TIOA4" calcext:value-type="string">
            <text:p>PC26/A8/TIOA4</text:p>
          </table:table-cell>
          <table:table-cell table:style-name="ce14" office:value-type="string" calcext:value-type="string">
            <text:p>PC26</text:p>
          </table:table-cell>
          <table:table-cell table:style-name="ce14" office:value-type="string" calcext:value-type="string">
            <text:p>A8</text:p>
          </table:table-cell>
          <table:table-cell table:style-name="ce14" office:value-type="string" calcext:value-type="string">
            <text:p>TIOA4</text:p>
          </table:table-cell>
          <table:table-cell table:style-name="ce14" table:number-columns-repeated="2"/>
          <table:table-cell table:number-columns-repeated="10"/>
        </table:table-row>
        <table:table-row table:style-name="ro1">
          <table:table-cell table:number-columns-repeated="5"/>
          <table:table-cell table:style-name="ce3" office:value-type="float" office:value="14" calcext:value-type="float">
            <text:p>14</text:p>
          </table:table-cell>
          <table:table-cell table:number-columns-repeated="2"/>
          <table:table-cell table:style-name="ce3" office:value-type="string" calcext:value-type="string">
            <text:p>PA18/PGMD6/AD1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16]);   IF( LEN(T([.N16]))=0;&quot;&quot;;CONCATENATE( &quot;/&quot; ; T([.N16]) ) );  IF( LEN(T([.O16]))=0;&quot;&quot;;CONCATENATE( &quot;/&quot; ; T([.O16]) ) );  IF( LEN(T([.P16]))=0;&quot;&quot;;CONCATENATE( &quot;/&quot; ; T([.P16]) ) );  IF( LEN(T([.Q16]))=0;&quot;&quot;;CONCATENATE( &quot;/&quot; ; T([.Q16]) ) );  IF( LEN(T([.R16]))=0;&quot;&quot;;CONCATENATE( &quot;/&quot; ; T([.R16]) ) );   IF( LEN(T([.S16]))=0;&quot;&quot;;CONCATENATE( &quot;/&quot; ; T([.S16]) ) ) )" office:value-type="string" office:string-value="PA18/RD/PCK2/A14/PWMFI2/AD1" calcext:value-type="string">
            <text:p>PA18/RD/PCK2/A14/PWMFI2/AD1</text:p>
          </table:table-cell>
          <table:table-cell table:style-name="ce14" office:value-type="string" calcext:value-type="string">
            <text:p>PA18</text:p>
          </table:table-cell>
          <table:table-cell table:style-name="ce14" office:value-type="string" calcext:value-type="string">
            <text:p>RD</text:p>
          </table:table-cell>
          <table:table-cell table:style-name="ce14" office:value-type="string" calcext:value-type="string">
            <text:p>PCK2</text:p>
          </table:table-cell>
          <table:table-cell table:style-name="ce14" office:value-type="string" calcext:value-type="string">
            <text:p>A14</text:p>
          </table:table-cell>
          <table:table-cell table:style-name="ce14" office:value-type="string" calcext:value-type="string">
            <text:p>PWMFI2</text:p>
          </table:table-cell>
          <table:table-cell table:style-name="ce14" office:value-type="string" calcext:value-type="string">
            <text:p>AD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float" office:value="15" calcext:value-type="float">
            <text:p>15</text:p>
          </table:table-cell>
          <table:table-cell table:number-columns-repeated="2"/>
          <table:table-cell table:style-name="ce5" office:value-type="string" calcext:value-type="string">
            <text:p>PA21/PGMD9/AD8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17]);   IF( LEN(T([.N17]))=0;&quot;&quot;;CONCATENATE( &quot;/&quot; ; T([.N17]) ) );  IF( LEN(T([.O17]))=0;&quot;&quot;;CONCATENATE( &quot;/&quot; ; T([.O17]) ) );  IF( LEN(T([.P17]))=0;&quot;&quot;;CONCATENATE( &quot;/&quot; ; T([.P17]) ) );  IF( LEN(T([.Q17]))=0;&quot;&quot;;CONCATENATE( &quot;/&quot; ; T([.Q17]) ) );  IF( LEN(T([.R17]))=0;&quot;&quot;;CONCATENATE( &quot;/&quot; ; T([.R17]) ) );   IF( LEN(T([.S17]))=0;&quot;&quot;;CONCATENATE( &quot;/&quot; ; T([.S17]) ) ) )" office:value-type="string" office:string-value="PA21/RXD1/PCK1/AD8" calcext:value-type="string">
            <text:p>PA21/RXD1/PCK1/AD8</text:p>
          </table:table-cell>
          <table:table-cell table:style-name="ce14" office:value-type="string" calcext:value-type="string">
            <text:p>PA21</text:p>
          </table:table-cell>
          <table:table-cell table:style-name="ce14" office:value-type="string" calcext:value-type="string">
            <text:p>RXD1</text:p>
          </table:table-cell>
          <table:table-cell table:style-name="ce14" office:value-type="string" calcext:value-type="string">
            <text:p>PCK1</text:p>
          </table:table-cell>
          <table:table-cell table:style-name="ce14" office:value-type="string" calcext:value-type="string">
            <text:p>AD8</text:p>
          </table:table-cell>
          <table:table-cell table:style-name="ce14" table:number-columns-repeated="3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VDDCORE</text:p>
          </table:table-cell>
          <table:table-cell table:style-name="ce4" office:value-type="string" calcext:value-type="string">
            <text:p>S</text:p>
          </table:table-cell>
          <table:table-cell table:style-name="ce4"/>
          <table:table-cell table:style-name="ce11" table:formula="of:=CONCATENATE( T([.M18]);   IF( LEN(T([.N18]))=0;&quot;&quot;;CONCATENATE( &quot;/&quot; ; T([.N18]) ) );  IF( LEN(T([.O18]))=0;&quot;&quot;;CONCATENATE( &quot;/&quot; ; T([.O18]) ) );  IF( LEN(T([.P18]))=0;&quot;&quot;;CONCATENATE( &quot;/&quot; ; T([.P18]) ) );  IF( LEN(T([.Q18]))=0;&quot;&quot;;CONCATENATE( &quot;/&quot; ; T([.Q18]) ) );  IF( LEN(T([.R18]))=0;&quot;&quot;;CONCATENATE( &quot;/&quot; ; T([.R18]) ) );   IF( LEN(T([.S18]))=0;&quot;&quot;;CONCATENATE( &quot;/&quot; ; T([.S18]) ) ) )">
            <text:p/>
          </table:table-cell>
          <table:table-cell table:style-name="ce6" table:number-columns-repeated="7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17" calcext:value-type="float">
            <text:p>17</text:p>
          </table:table-cell>
          <table:table-cell table:number-columns-repeated="2"/>
          <table:table-cell table:style-name="ce3" office:value-type="string" calcext:value-type="string">
            <text:p>PC27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19]);   IF( LEN(T([.N19]))=0;&quot;&quot;;CONCATENATE( &quot;/&quot; ; T([.N19]) ) );  IF( LEN(T([.O19]))=0;&quot;&quot;;CONCATENATE( &quot;/&quot; ; T([.O19]) ) );  IF( LEN(T([.P19]))=0;&quot;&quot;;CONCATENATE( &quot;/&quot; ; T([.P19]) ) );  IF( LEN(T([.Q19]))=0;&quot;&quot;;CONCATENATE( &quot;/&quot; ; T([.Q19]) ) );  IF( LEN(T([.R19]))=0;&quot;&quot;;CONCATENATE( &quot;/&quot; ; T([.R19]) ) );   IF( LEN(T([.S19]))=0;&quot;&quot;;CONCATENATE( &quot;/&quot; ; T([.S19]) ) ) )" office:value-type="string" office:string-value="PC27/A9/TIOB4" calcext:value-type="string">
            <text:p>PC27/A9/TIOB4</text:p>
          </table:table-cell>
          <table:table-cell table:style-name="ce14" office:value-type="string" calcext:value-type="string">
            <text:p>PC27</text:p>
          </table:table-cell>
          <table:table-cell table:style-name="ce14" office:value-type="string" calcext:value-type="string">
            <text:p>A9</text:p>
          </table:table-cell>
          <table:table-cell table:style-name="ce14" office:value-type="string" calcext:value-type="string">
            <text:p>TIOB4</text:p>
          </table:table-cell>
          <table:table-cell table:style-name="ce14" table:number-columns-repeated="4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18" calcext:value-type="float">
            <text:p>18</text:p>
          </table:table-cell>
          <table:table-cell table:number-columns-repeated="2"/>
          <table:table-cell table:style-name="ce5" office:value-type="string" calcext:value-type="string">
            <text:p>PA19/PGMD7/AD2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20]);   IF( LEN(T([.N20]))=0;&quot;&quot;;CONCATENATE( &quot;/&quot; ; T([.N20]) ) );  IF( LEN(T([.O20]))=0;&quot;&quot;;CONCATENATE( &quot;/&quot; ; T([.O20]) ) );  IF( LEN(T([.P20]))=0;&quot;&quot;;CONCATENATE( &quot;/&quot; ; T([.P20]) ) );  IF( LEN(T([.Q20]))=0;&quot;&quot;;CONCATENATE( &quot;/&quot; ; T([.Q20]) ) );  IF( LEN(T([.R20]))=0;&quot;&quot;;CONCATENATE( &quot;/&quot; ; T([.R20]) ) );   IF( LEN(T([.S20]))=0;&quot;&quot;;CONCATENATE( &quot;/&quot; ; T([.S20]) ) ) )" office:value-type="string" office:string-value="PA19/RK/PWML0/A15/AD2/WKUP9" calcext:value-type="string">
            <text:p>PA19/RK/PWML0/A15/AD2/WKUP9</text:p>
          </table:table-cell>
          <table:table-cell table:style-name="ce14" office:value-type="string" calcext:value-type="string">
            <text:p>PA19</text:p>
          </table:table-cell>
          <table:table-cell table:style-name="ce14" office:value-type="string" calcext:value-type="string">
            <text:p>RK</text:p>
          </table:table-cell>
          <table:table-cell table:style-name="ce14" office:value-type="string" calcext:value-type="string">
            <text:p>PWML0</text:p>
          </table:table-cell>
          <table:table-cell table:style-name="ce14" office:value-type="string" calcext:value-type="string">
            <text:p>A15</text:p>
          </table:table-cell>
          <table:table-cell table:style-name="ce14"/>
          <table:table-cell table:style-name="ce14" office:value-type="string" calcext:value-type="string">
            <text:p>AD2/WKUP9</text:p>
          </table:table-cell>
          <table:table-cell table:style-name="ce14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19" calcext:value-type="float">
            <text:p>19</text:p>
          </table:table-cell>
          <table:table-cell table:number-columns-repeated="2"/>
          <table:table-cell table:style-name="ce3" office:value-type="string" calcext:value-type="string">
            <text:p>PC15/AD11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21]);   IF( LEN(T([.N21]))=0;&quot;&quot;;CONCATENATE( &quot;/&quot; ; T([.N21]) ) );  IF( LEN(T([.O21]))=0;&quot;&quot;;CONCATENATE( &quot;/&quot; ; T([.O21]) ) );  IF( LEN(T([.P21]))=0;&quot;&quot;;CONCATENATE( &quot;/&quot; ; T([.P21]) ) );  IF( LEN(T([.Q21]))=0;&quot;&quot;;CONCATENATE( &quot;/&quot; ; T([.Q21]) ) );  IF( LEN(T([.R21]))=0;&quot;&quot;;CONCATENATE( &quot;/&quot; ; T([.R21]) ) );   IF( LEN(T([.S21]))=0;&quot;&quot;;CONCATENATE( &quot;/&quot; ; T([.S21]) ) ) )" office:value-type="string" office:string-value="PC15/NCS1/PWML1/AD11" calcext:value-type="string">
            <text:p>PC15/NCS1/PWML1/AD11</text:p>
          </table:table-cell>
          <table:table-cell table:style-name="ce14" office:value-type="string" calcext:value-type="string">
            <text:p>PC15</text:p>
          </table:table-cell>
          <table:table-cell table:style-name="ce14" office:value-type="string" calcext:value-type="string">
            <text:p>NCS1</text:p>
          </table:table-cell>
          <table:table-cell table:style-name="ce14" office:value-type="string" calcext:value-type="string">
            <text:p>PWML1</text:p>
          </table:table-cell>
          <table:table-cell table:style-name="ce14" table:number-columns-repeated="2"/>
          <table:table-cell table:style-name="ce14" office:value-type="string" calcext:value-type="string">
            <text:p>AD11</text:p>
          </table:table-cell>
          <table:table-cell table:style-name="ce14"/>
          <table:table-cell table:number-columns-repeated="7"/>
          <table:table-cell table:style-name="ce14"/>
        </table:table-row>
        <table:table-row table:style-name="ro1">
          <table:table-cell table:number-columns-repeated="5"/>
          <table:table-cell table:style-name="ce3" office:value-type="float" office:value="20" calcext:value-type="float">
            <text:p>20</text:p>
          </table:table-cell>
          <table:table-cell table:number-columns-repeated="2"/>
          <table:table-cell table:style-name="ce3" office:value-type="string" calcext:value-type="string">
            <text:p>PA22/PGMD10/AD9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22]);   IF( LEN(T([.N22]))=0;&quot;&quot;;CONCATENATE( &quot;/&quot; ; T([.N22]) ) );  IF( LEN(T([.O22]))=0;&quot;&quot;;CONCATENATE( &quot;/&quot; ; T([.O22]) ) );  IF( LEN(T([.P22]))=0;&quot;&quot;;CONCATENATE( &quot;/&quot; ; T([.P22]) ) );  IF( LEN(T([.Q22]))=0;&quot;&quot;;CONCATENATE( &quot;/&quot; ; T([.Q22]) ) );  IF( LEN(T([.R22]))=0;&quot;&quot;;CONCATENATE( &quot;/&quot; ; T([.R22]) ) );   IF( LEN(T([.S22]))=0;&quot;&quot;;CONCATENATE( &quot;/&quot; ; T([.S22]) ) ) )" office:value-type="string" office:string-value="PA22/TXD1/NPCS3/NCS2/AD9" calcext:value-type="string">
            <text:p>PA22/TXD1/NPCS3/NCS2/AD9</text:p>
          </table:table-cell>
          <table:table-cell table:style-name="ce14" office:value-type="string" calcext:value-type="string">
            <text:p>PA22</text:p>
          </table:table-cell>
          <table:table-cell table:style-name="ce14" office:value-type="string" calcext:value-type="string">
            <text:p>TXD1</text:p>
          </table:table-cell>
          <table:table-cell table:style-name="ce14" office:value-type="string" calcext:value-type="string">
            <text:p>NPCS3</text:p>
          </table:table-cell>
          <table:table-cell table:style-name="ce14" office:value-type="string" calcext:value-type="string">
            <text:p>NCS2</text:p>
          </table:table-cell>
          <table:table-cell table:style-name="ce14"/>
          <table:table-cell table:style-name="ce14" office:value-type="string" calcext:value-type="string">
            <text:p>AD9</text:p>
          </table:table-cell>
          <table:table-cell table:style-name="ce14"/>
          <table:table-cell table:number-columns-repeated="7"/>
          <table:table-cell table:style-name="ce14"/>
        </table:table-row>
        <table:table-row table:style-name="ro1">
          <table:table-cell table:number-columns-repeated="5"/>
          <table:table-cell table:style-name="ce3" office:value-type="float" office:value="21" calcext:value-type="float">
            <text:p>21</text:p>
          </table:table-cell>
          <table:table-cell table:number-columns-repeated="2"/>
          <table:table-cell table:style-name="ce3" office:value-type="string" calcext:value-type="string">
            <text:p>PC13/AD10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23]);   IF( LEN(T([.N23]))=0;&quot;&quot;;CONCATENATE( &quot;/&quot; ; T([.N23]) ) );  IF( LEN(T([.O23]))=0;&quot;&quot;;CONCATENATE( &quot;/&quot; ; T([.O23]) ) );  IF( LEN(T([.P23]))=0;&quot;&quot;;CONCATENATE( &quot;/&quot; ; T([.P23]) ) );  IF( LEN(T([.Q23]))=0;&quot;&quot;;CONCATENATE( &quot;/&quot; ; T([.Q23]) ) );  IF( LEN(T([.R23]))=0;&quot;&quot;;CONCATENATE( &quot;/&quot; ; T([.R23]) ) );   IF( LEN(T([.S23]))=0;&quot;&quot;;CONCATENATE( &quot;/&quot; ; T([.S23]) ) ) )" office:value-type="string" office:string-value="PC13/NWAIT/PWML0/AD10" calcext:value-type="string">
            <text:p>PC13/NWAIT/PWML0/AD10</text:p>
          </table:table-cell>
          <table:table-cell table:style-name="ce14" office:value-type="string" calcext:value-type="string">
            <text:p>PC13</text:p>
          </table:table-cell>
          <table:table-cell table:style-name="ce14" office:value-type="string" calcext:value-type="string">
            <text:p>NWAIT</text:p>
          </table:table-cell>
          <table:table-cell table:style-name="ce14" office:value-type="string" calcext:value-type="string">
            <text:p>PWML0</text:p>
          </table:table-cell>
          <table:table-cell table:style-name="ce14" table:number-columns-repeated="2"/>
          <table:table-cell table:style-name="ce14" office:value-type="string" calcext:value-type="string">
            <text:p>AD10</text:p>
          </table:table-cell>
          <table:table-cell table:style-name="ce14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22" calcext:value-type="float">
            <text:p>22</text:p>
          </table:table-cell>
          <table:table-cell table:number-columns-repeated="2"/>
          <table:table-cell table:style-name="ce3" office:value-type="string" calcext:value-type="string">
            <text:p>PA23/PGMD11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24]);   IF( LEN(T([.N24]))=0;&quot;&quot;;CONCATENATE( &quot;/&quot; ; T([.N24]) ) );  IF( LEN(T([.O24]))=0;&quot;&quot;;CONCATENATE( &quot;/&quot; ; T([.O24]) ) );  IF( LEN(T([.P24]))=0;&quot;&quot;;CONCATENATE( &quot;/&quot; ; T([.P24]) ) );  IF( LEN(T([.Q24]))=0;&quot;&quot;;CONCATENATE( &quot;/&quot; ; T([.Q24]) ) );  IF( LEN(T([.R24]))=0;&quot;&quot;;CONCATENATE( &quot;/&quot; ; T([.R24]) ) );   IF( LEN(T([.S24]))=0;&quot;&quot;;CONCATENATE( &quot;/&quot; ; T([.S24]) ) ) )" office:value-type="string" office:string-value="PA23/SCK1/PWMH0/A19/PIODCCLK" calcext:value-type="string">
            <text:p>PA23/SCK1/PWMH0/A19/PIODCCLK</text:p>
          </table:table-cell>
          <table:table-cell table:style-name="ce14" office:value-type="string" calcext:value-type="string">
            <text:p>PA23</text:p>
          </table:table-cell>
          <table:table-cell table:style-name="ce14" office:value-type="string" calcext:value-type="string">
            <text:p>SCK1</text:p>
          </table:table-cell>
          <table:table-cell table:style-name="ce14" office:value-type="string" calcext:value-type="string">
            <text:p>PWMH0</text:p>
          </table:table-cell>
          <table:table-cell table:style-name="ce14" office:value-type="string" calcext:value-type="string">
            <text:p>A19</text:p>
          </table:table-cell>
          <table:table-cell table:style-name="ce14"/>
          <table:table-cell table:style-name="ce14" office:value-type="string" calcext:value-type="string">
            <text:p>PIODCCLK</text:p>
          </table:table-cell>
          <table:table-cell table:style-name="ce14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23" calcext:value-type="float">
            <text:p>23</text:p>
          </table:table-cell>
          <table:table-cell table:number-columns-repeated="2"/>
          <table:table-cell table:style-name="ce3" office:value-type="string" calcext:value-type="string">
            <text:p>PC12/AD12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25]);   IF( LEN(T([.N25]))=0;&quot;&quot;;CONCATENATE( &quot;/&quot; ; T([.N25]) ) );  IF( LEN(T([.O25]))=0;&quot;&quot;;CONCATENATE( &quot;/&quot; ; T([.O25]) ) );  IF( LEN(T([.P25]))=0;&quot;&quot;;CONCATENATE( &quot;/&quot; ; T([.P25]) ) );  IF( LEN(T([.Q25]))=0;&quot;&quot;;CONCATENATE( &quot;/&quot; ; T([.Q25]) ) );  IF( LEN(T([.R25]))=0;&quot;&quot;;CONCATENATE( &quot;/&quot; ; T([.R25]) ) );   IF( LEN(T([.S25]))=0;&quot;&quot;;CONCATENATE( &quot;/&quot; ; T([.S25]) ) ) )" office:value-type="string" office:string-value="PC12/NCS3/AD12" calcext:value-type="string">
            <text:p>PC12/NCS3/AD12</text:p>
          </table:table-cell>
          <table:table-cell table:style-name="ce14" office:value-type="string" calcext:value-type="string">
            <text:p>PC12</text:p>
          </table:table-cell>
          <table:table-cell table:style-name="ce14" office:value-type="string" calcext:value-type="string">
            <text:p>NCS3</text:p>
          </table:table-cell>
          <table:table-cell table:style-name="ce14" table:number-columns-repeated="3"/>
          <table:table-cell table:style-name="ce14" office:value-type="string" calcext:value-type="string">
            <text:p>AD12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" office:value-type="float" office:value="24" calcext:value-type="float">
            <text:p>24</text:p>
          </table:table-cell>
          <table:table-cell table:number-columns-repeated="2"/>
          <table:table-cell table:style-name="ce3" office:value-type="string" calcext:value-type="string">
            <text:p>PA20/PGMD8/AD3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26]);   IF( LEN(T([.N26]))=0;&quot;&quot;;CONCATENATE( &quot;/&quot; ; T([.N26]) ) );  IF( LEN(T([.O26]))=0;&quot;&quot;;CONCATENATE( &quot;/&quot; ; T([.O26]) ) );  IF( LEN(T([.P26]))=0;&quot;&quot;;CONCATENATE( &quot;/&quot; ; T([.P26]) ) );  IF( LEN(T([.Q26]))=0;&quot;&quot;;CONCATENATE( &quot;/&quot; ; T([.Q26]) ) );  IF( LEN(T([.R26]))=0;&quot;&quot;;CONCATENATE( &quot;/&quot; ; T([.R26]) ) );   IF( LEN(T([.S26]))=0;&quot;&quot;;CONCATENATE( &quot;/&quot; ; T([.S26]) ) ) )" office:value-type="string" office:string-value="PA20/RF/PWML1/A16/AD3/WKUP10" calcext:value-type="string">
            <text:p>PA20/RF/PWML1/A16/AD3/WKUP10</text:p>
          </table:table-cell>
          <table:table-cell table:style-name="ce14" office:value-type="string" calcext:value-type="string">
            <text:p>PA20</text:p>
          </table:table-cell>
          <table:table-cell table:style-name="ce14" office:value-type="string" calcext:value-type="string">
            <text:p>RF</text:p>
          </table:table-cell>
          <table:table-cell table:style-name="ce14" office:value-type="string" calcext:value-type="string">
            <text:p>PWML1</text:p>
          </table:table-cell>
          <table:table-cell table:style-name="ce14" office:value-type="string" calcext:value-type="string">
            <text:p>A16</text:p>
          </table:table-cell>
          <table:table-cell table:style-name="ce14"/>
          <table:table-cell table:style-name="ce14" office:value-type="string" calcext:value-type="string">
            <text:p>AD3/WKUP10</text:p>
          </table:table-cell>
          <table:table-cell table:style-name="ce14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25" calcext:value-type="float">
            <text:p>25</text:p>
          </table:table-cell>
          <table:table-cell table:number-columns-repeated="2"/>
          <table:table-cell table:style-name="ce3" office:value-type="string" calcext:value-type="string">
            <text:p>PC0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27]);   IF( LEN(T([.N27]))=0;&quot;&quot;;CONCATENATE( &quot;/&quot; ; T([.N27]) ) );  IF( LEN(T([.O27]))=0;&quot;&quot;;CONCATENATE( &quot;/&quot; ; T([.O27]) ) );  IF( LEN(T([.P27]))=0;&quot;&quot;;CONCATENATE( &quot;/&quot; ; T([.P27]) ) );  IF( LEN(T([.Q27]))=0;&quot;&quot;;CONCATENATE( &quot;/&quot; ; T([.Q27]) ) );  IF( LEN(T([.R27]))=0;&quot;&quot;;CONCATENATE( &quot;/&quot; ; T([.R27]) ) );   IF( LEN(T([.S27]))=0;&quot;&quot;;CONCATENATE( &quot;/&quot; ; T([.S27]) ) ) )" office:value-type="string" office:string-value="PC0/D0/PWML0" calcext:value-type="string">
            <text:p>PC0/D0/PWML0</text:p>
          </table:table-cell>
          <table:table-cell table:style-name="ce14" office:value-type="string" calcext:value-type="string">
            <text:p>PC0</text:p>
          </table:table-cell>
          <table:table-cell table:style-name="ce14" office:value-type="string" calcext:value-type="string">
            <text:p>D0</text:p>
          </table:table-cell>
          <table:table-cell table:style-name="ce14" office:value-type="string" calcext:value-type="string">
            <text:p>PWML0</text:p>
          </table:table-cell>
          <table:table-cell table:style-name="ce14" table:number-columns-repeated="4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26" calcext:value-type="float">
            <text:p>26</text:p>
          </table:table-cell>
          <table:table-cell table:number-columns-repeated="2"/>
          <table:table-cell table:style-name="ce6" office:value-type="string" calcext:value-type="string">
            <text:p>GND</text:p>
          </table:table-cell>
          <table:table-cell table:style-name="ce4" office:value-type="string" calcext:value-type="string">
            <text:p>S</text:p>
          </table:table-cell>
          <table:table-cell table:style-name="ce4"/>
          <table:table-cell table:style-name="ce11" table:formula="of:=CONCATENATE( T([.M28]);   IF( LEN(T([.N28]))=0;&quot;&quot;;CONCATENATE( &quot;/&quot; ; T([.N28]) ) );  IF( LEN(T([.O28]))=0;&quot;&quot;;CONCATENATE( &quot;/&quot; ; T([.O28]) ) );  IF( LEN(T([.P28]))=0;&quot;&quot;;CONCATENATE( &quot;/&quot; ; T([.P28]) ) );  IF( LEN(T([.Q28]))=0;&quot;&quot;;CONCATENATE( &quot;/&quot; ; T([.Q28]) ) );  IF( LEN(T([.R28]))=0;&quot;&quot;;CONCATENATE( &quot;/&quot; ; T([.R28]) ) );   IF( LEN(T([.S28]))=0;&quot;&quot;;CONCATENATE( &quot;/&quot; ; T([.S28]) ) ) )">
            <text:p/>
          </table:table-cell>
          <table:table-cell table:style-name="ce6" table:number-columns-repeated="7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27" calcext:value-type="float">
            <text:p>27</text:p>
          </table:table-cell>
          <table:table-cell table:number-columns-repeated="2"/>
          <table:table-cell table:style-name="ce6" office:value-type="string" calcext:value-type="string">
            <text:p>VDDIO</text:p>
          </table:table-cell>
          <table:table-cell table:style-name="ce4" office:value-type="string" calcext:value-type="string">
            <text:p>S</text:p>
          </table:table-cell>
          <table:table-cell table:style-name="ce4"/>
          <table:table-cell table:style-name="ce11" table:formula="of:=CONCATENATE( T([.M29]);   IF( LEN(T([.N29]))=0;&quot;&quot;;CONCATENATE( &quot;/&quot; ; T([.N29]) ) );  IF( LEN(T([.O29]))=0;&quot;&quot;;CONCATENATE( &quot;/&quot; ; T([.O29]) ) );  IF( LEN(T([.P29]))=0;&quot;&quot;;CONCATENATE( &quot;/&quot; ; T([.P29]) ) );  IF( LEN(T([.Q29]))=0;&quot;&quot;;CONCATENATE( &quot;/&quot; ; T([.Q29]) ) );  IF( LEN(T([.R29]))=0;&quot;&quot;;CONCATENATE( &quot;/&quot; ; T([.R29]) ) );   IF( LEN(T([.S29]))=0;&quot;&quot;;CONCATENATE( &quot;/&quot; ; T([.S29]) ) ) )">
            <text:p/>
          </table:table-cell>
          <table:table-cell table:style-name="ce6" table:number-columns-repeated="7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PA16/PGMD4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30]);   IF( LEN(T([.N30]))=0;&quot;&quot;;CONCATENATE( &quot;/&quot; ; T([.N30]) ) );  IF( LEN(T([.O30]))=0;&quot;&quot;;CONCATENATE( &quot;/&quot; ; T([.O30]) ) );  IF( LEN(T([.P30]))=0;&quot;&quot;;CONCATENATE( &quot;/&quot; ; T([.P30]) ) );  IF( LEN(T([.Q30]))=0;&quot;&quot;;CONCATENATE( &quot;/&quot; ; T([.Q30]) ) );  IF( LEN(T([.R30]))=0;&quot;&quot;;CONCATENATE( &quot;/&quot; ; T([.R30]) ) );   IF( LEN(T([.S30]))=0;&quot;&quot;;CONCATENATE( &quot;/&quot; ; T([.S30]) ) ) )" office:value-type="string" office:string-value="PA16/TK/TIOB1/PWML2/WKUP15/PIODCEN2" calcext:value-type="string">
            <text:p>PA16/TK/TIOB1/PWML2/WKUP15/PIODCEN2</text:p>
          </table:table-cell>
          <table:table-cell table:style-name="ce14" office:value-type="string" calcext:value-type="string">
            <text:p>PA16</text:p>
          </table:table-cell>
          <table:table-cell table:style-name="ce14" office:value-type="string" calcext:value-type="string">
            <text:p>TK</text:p>
          </table:table-cell>
          <table:table-cell table:style-name="ce14" office:value-type="string" calcext:value-type="string">
            <text:p>TIOB1</text:p>
          </table:table-cell>
          <table:table-cell table:style-name="ce14" office:value-type="string" calcext:value-type="string">
            <text:p>PWML2</text:p>
          </table:table-cell>
          <table:table-cell table:style-name="ce14"/>
          <table:table-cell table:style-name="ce14" office:value-type="string" calcext:value-type="string">
            <text:p>WKUP15/PIODCEN2</text:p>
          </table:table-cell>
          <table:table-cell table:style-name="ce14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PC7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31]);   IF( LEN(T([.N31]))=0;&quot;&quot;;CONCATENATE( &quot;/&quot; ; T([.N31]) ) );  IF( LEN(T([.O31]))=0;&quot;&quot;;CONCATENATE( &quot;/&quot; ; T([.O31]) ) );  IF( LEN(T([.P31]))=0;&quot;&quot;;CONCATENATE( &quot;/&quot; ; T([.P31]) ) );  IF( LEN(T([.Q31]))=0;&quot;&quot;;CONCATENATE( &quot;/&quot; ; T([.Q31]) ) );  IF( LEN(T([.R31]))=0;&quot;&quot;;CONCATENATE( &quot;/&quot; ; T([.R31]) ) );   IF( LEN(T([.S31]))=0;&quot;&quot;;CONCATENATE( &quot;/&quot; ; T([.S31]) ) ) )" office:value-type="string" office:string-value="PC7/D7" calcext:value-type="string">
            <text:p>PC7/D7</text:p>
          </table:table-cell>
          <table:table-cell table:style-name="ce14" office:value-type="string" calcext:value-type="string">
            <text:p>PC7</text:p>
          </table:table-cell>
          <table:table-cell table:style-name="ce14" office:value-type="string" calcext:value-type="string">
            <text:p>D7</text:p>
          </table:table-cell>
          <table:table-cell table:style-name="ce14" table:number-columns-repeated="5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PA15/PGMD3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32]);   IF( LEN(T([.N32]))=0;&quot;&quot;;CONCATENATE( &quot;/&quot; ; T([.N32]) ) );  IF( LEN(T([.O32]))=0;&quot;&quot;;CONCATENATE( &quot;/&quot; ; T([.O32]) ) );  IF( LEN(T([.P32]))=0;&quot;&quot;;CONCATENATE( &quot;/&quot; ; T([.P32]) ) );  IF( LEN(T([.Q32]))=0;&quot;&quot;;CONCATENATE( &quot;/&quot; ; T([.Q32]) ) );  IF( LEN(T([.R32]))=0;&quot;&quot;;CONCATENATE( &quot;/&quot; ; T([.R32]) ) );   IF( LEN(T([.S32]))=0;&quot;&quot;;CONCATENATE( &quot;/&quot; ; T([.S32]) ) ) )" office:value-type="string" office:string-value="PA15/TF/TIOA1/PWML3/WKUP14/PIODCEN1" calcext:value-type="string">
            <text:p>PA15/TF/TIOA1/PWML3/WKUP14/PIODCEN1</text:p>
          </table:table-cell>
          <table:table-cell table:style-name="ce14" office:value-type="string" calcext:value-type="string">
            <text:p>PA15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IOA1</text:p>
          </table:table-cell>
          <table:table-cell table:style-name="ce14" office:value-type="string" calcext:value-type="string">
            <text:p>PWML3</text:p>
          </table:table-cell>
          <table:table-cell table:style-name="ce14"/>
          <table:table-cell table:style-name="ce14" office:value-type="string" calcext:value-type="string">
            <text:p>WKUP14/PIODCEN1</text:p>
          </table:table-cell>
          <table:table-cell table:style-name="ce14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PA14/PGMD2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33]);   IF( LEN(T([.N33]))=0;&quot;&quot;;CONCATENATE( &quot;/&quot; ; T([.N33]) ) );  IF( LEN(T([.O33]))=0;&quot;&quot;;CONCATENATE( &quot;/&quot; ; T([.O33]) ) );  IF( LEN(T([.P33]))=0;&quot;&quot;;CONCATENATE( &quot;/&quot; ; T([.P33]) ) );  IF( LEN(T([.Q33]))=0;&quot;&quot;;CONCATENATE( &quot;/&quot; ; T([.Q33]) ) );  IF( LEN(T([.R33]))=0;&quot;&quot;;CONCATENATE( &quot;/&quot; ; T([.R33]) ) );   IF( LEN(T([.S33]))=0;&quot;&quot;;CONCATENATE( &quot;/&quot; ; T([.S33]) ) ) )" office:value-type="string" office:string-value="PA14/SPCK/PWMH3/WKUP8" calcext:value-type="string">
            <text:p>PA14/SPCK/PWMH3/WKUP8</text:p>
          </table:table-cell>
          <table:table-cell table:style-name="ce14" office:value-type="string" calcext:value-type="string">
            <text:p>PA14</text:p>
          </table:table-cell>
          <table:table-cell table:style-name="ce14" office:value-type="string" calcext:value-type="string">
            <text:p>SPCK</text:p>
          </table:table-cell>
          <table:table-cell table:style-name="ce14" office:value-type="string" calcext:value-type="string">
            <text:p>PWMH3</text:p>
          </table:table-cell>
          <table:table-cell table:style-name="ce14" office:value-type="string" calcext:value-type="string">
            <text:p>WKUP8</text:p>
          </table:table-cell>
          <table:table-cell table:style-name="ce14" table:number-columns-repeated="3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PC6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34]);   IF( LEN(T([.N34]))=0;&quot;&quot;;CONCATENATE( &quot;/&quot; ; T([.N34]) ) );  IF( LEN(T([.O34]))=0;&quot;&quot;;CONCATENATE( &quot;/&quot; ; T([.O34]) ) );  IF( LEN(T([.P34]))=0;&quot;&quot;;CONCATENATE( &quot;/&quot; ; T([.P34]) ) );  IF( LEN(T([.Q34]))=0;&quot;&quot;;CONCATENATE( &quot;/&quot; ; T([.Q34]) ) );  IF( LEN(T([.R34]))=0;&quot;&quot;;CONCATENATE( &quot;/&quot; ; T([.R34]) ) );   IF( LEN(T([.S34]))=0;&quot;&quot;;CONCATENATE( &quot;/&quot; ; T([.S34]) ) ) )" office:value-type="string" office:string-value="PC6/D6" calcext:value-type="string">
            <text:p>PC6/D6</text:p>
          </table:table-cell>
          <table:table-cell table:style-name="ce14" office:value-type="string" calcext:value-type="string">
            <text:p>PC6</text:p>
          </table:table-cell>
          <table:table-cell table:style-name="ce14" office:value-type="string" calcext:value-type="string">
            <text:p>D6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ce3"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PA13/PGMD1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35]);   IF( LEN(T([.N35]))=0;&quot;&quot;;CONCATENATE( &quot;/&quot; ; T([.N35]) ) );  IF( LEN(T([.O35]))=0;&quot;&quot;;CONCATENATE( &quot;/&quot; ; T([.O35]) ) );  IF( LEN(T([.P35]))=0;&quot;&quot;;CONCATENATE( &quot;/&quot; ; T([.P35]) ) );  IF( LEN(T([.Q35]))=0;&quot;&quot;;CONCATENATE( &quot;/&quot; ; T([.Q35]) ) );  IF( LEN(T([.R35]))=0;&quot;&quot;;CONCATENATE( &quot;/&quot; ; T([.R35]) ) );   IF( LEN(T([.S35]))=0;&quot;&quot;;CONCATENATE( &quot;/&quot; ; T([.S35]) ) ) )" office:value-type="string" office:string-value="PA13/MOSI/PWMH2" calcext:value-type="string">
            <text:p>PA13/MOSI/PWMH2</text:p>
          </table:table-cell>
          <table:table-cell table:style-name="ce14" office:value-type="string" calcext:value-type="string">
            <text:p>PA13</text:p>
          </table:table-cell>
          <table:table-cell table:style-name="ce14" office:value-type="string" calcext:value-type="string">
            <text:p>MOSI</text:p>
          </table:table-cell>
          <table:table-cell table:style-name="ce14" office:value-type="string" calcext:value-type="string">
            <text:p>PWMH2</text:p>
          </table:table-cell>
          <table:table-cell table:style-name="ce14" table:number-columns-repeated="4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PA24/PGMD12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36]);   IF( LEN(T([.N36]))=0;&quot;&quot;;CONCATENATE( &quot;/&quot; ; T([.N36]) ) );  IF( LEN(T([.O36]))=0;&quot;&quot;;CONCATENATE( &quot;/&quot; ; T([.O36]) ) );  IF( LEN(T([.P36]))=0;&quot;&quot;;CONCATENATE( &quot;/&quot; ; T([.P36]) ) );  IF( LEN(T([.Q36]))=0;&quot;&quot;;CONCATENATE( &quot;/&quot; ; T([.Q36]) ) );  IF( LEN(T([.R36]))=0;&quot;&quot;;CONCATENATE( &quot;/&quot; ; T([.R36]) ) );   IF( LEN(T([.S36]))=0;&quot;&quot;;CONCATENATE( &quot;/&quot; ; T([.S36]) ) ) )" office:value-type="string" office:string-value="PA24/RTS1/PWMH1/A20/PIODC0" calcext:value-type="string">
            <text:p>PA24/RTS1/PWMH1/A20/PIODC0</text:p>
          </table:table-cell>
          <table:table-cell table:style-name="ce14" office:value-type="string" calcext:value-type="string">
            <text:p>PA24</text:p>
          </table:table-cell>
          <table:table-cell table:style-name="ce14" office:value-type="string" calcext:value-type="string">
            <text:p>RTS1</text:p>
          </table:table-cell>
          <table:table-cell table:style-name="ce14" office:value-type="string" calcext:value-type="string">
            <text:p>PWMH1</text:p>
          </table:table-cell>
          <table:table-cell table:style-name="ce14" office:value-type="string" calcext:value-type="string">
            <text:p>A20</text:p>
          </table:table-cell>
          <table:table-cell table:style-name="ce14"/>
          <table:table-cell table:style-name="ce14" office:value-type="string" calcext:value-type="string">
            <text:p>PIODC0</text:p>
          </table:table-cell>
          <table:table-cell table:style-name="ce14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C5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37]);   IF( LEN(T([.N37]))=0;&quot;&quot;;CONCATENATE( &quot;/&quot; ; T([.N37]) ) );  IF( LEN(T([.O37]))=0;&quot;&quot;;CONCATENATE( &quot;/&quot; ; T([.O37]) ) );  IF( LEN(T([.P37]))=0;&quot;&quot;;CONCATENATE( &quot;/&quot; ; T([.P37]) ) );  IF( LEN(T([.Q37]))=0;&quot;&quot;;CONCATENATE( &quot;/&quot; ; T([.Q37]) ) );  IF( LEN(T([.R37]))=0;&quot;&quot;;CONCATENATE( &quot;/&quot; ; T([.R37]) ) );   IF( LEN(T([.S37]))=0;&quot;&quot;;CONCATENATE( &quot;/&quot; ; T([.S37]) ) ) )" office:value-type="string" office:string-value="PC5/D5" calcext:value-type="string">
            <text:p>PC5/D5</text:p>
          </table:table-cell>
          <table:table-cell table:style-name="ce14" office:value-type="string" calcext:value-type="string">
            <text:p>PC5</text:p>
          </table:table-cell>
          <table:table-cell table:style-name="ce14" office:value-type="string" calcext:value-type="string">
            <text:p>D5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ce3" office:value-type="float" office:value="36" calcext:value-type="float">
            <text:p>36</text:p>
          </table:table-cell>
          <table:table-cell table:number-columns-repeated="2"/>
          <table:table-cell table:style-name="ce6" office:value-type="string" calcext:value-type="string">
            <text:p>VDDCORE</text:p>
          </table:table-cell>
          <table:table-cell table:style-name="ce4" office:value-type="string" calcext:value-type="string">
            <text:p>S</text:p>
          </table:table-cell>
          <table:table-cell table:style-name="ce4"/>
          <table:table-cell table:style-name="ce11" table:formula="of:=CONCATENATE( T([.M38]);   IF( LEN(T([.N38]))=0;&quot;&quot;;CONCATENATE( &quot;/&quot; ; T([.N38]) ) );  IF( LEN(T([.O38]))=0;&quot;&quot;;CONCATENATE( &quot;/&quot; ; T([.O38]) ) );  IF( LEN(T([.P38]))=0;&quot;&quot;;CONCATENATE( &quot;/&quot; ; T([.P38]) ) );  IF( LEN(T([.Q38]))=0;&quot;&quot;;CONCATENATE( &quot;/&quot; ; T([.Q38]) ) );  IF( LEN(T([.R38]))=0;&quot;&quot;;CONCATENATE( &quot;/&quot; ; T([.R38]) ) );   IF( LEN(T([.S38]))=0;&quot;&quot;;CONCATENATE( &quot;/&quot; ; T([.S38]) ) ) )">
            <text:p/>
          </table:table-cell>
          <table:table-cell table:style-name="ce6" table:number-columns-repeated="7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37" calcext:value-type="float">
            <text:p>37</text:p>
          </table:table-cell>
          <table:table-cell table:number-columns-repeated="2"/>
          <table:table-cell table:style-name="ce3" office:value-type="string" calcext:value-type="string">
            <text:p>PC4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39]);   IF( LEN(T([.N39]))=0;&quot;&quot;;CONCATENATE( &quot;/&quot; ; T([.N39]) ) );  IF( LEN(T([.O39]))=0;&quot;&quot;;CONCATENATE( &quot;/&quot; ; T([.O39]) ) );  IF( LEN(T([.P39]))=0;&quot;&quot;;CONCATENATE( &quot;/&quot; ; T([.P39]) ) );  IF( LEN(T([.Q39]))=0;&quot;&quot;;CONCATENATE( &quot;/&quot; ; T([.Q39]) ) );  IF( LEN(T([.R39]))=0;&quot;&quot;;CONCATENATE( &quot;/&quot; ; T([.R39]) ) );   IF( LEN(T([.S39]))=0;&quot;&quot;;CONCATENATE( &quot;/&quot; ; T([.S39]) ) ) )" office:value-type="string" office:string-value="PC4/D4/NPCS1" calcext:value-type="string">
            <text:p>PC4/D4/NPCS1</text:p>
          </table:table-cell>
          <table:table-cell table:style-name="ce14" office:value-type="string" calcext:value-type="string">
            <text:p>PC4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NPCS1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3"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PA25/PGMD13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40]);   IF( LEN(T([.N40]))=0;&quot;&quot;;CONCATENATE( &quot;/&quot; ; T([.N40]) ) );  IF( LEN(T([.O40]))=0;&quot;&quot;;CONCATENATE( &quot;/&quot; ; T([.O40]) ) );  IF( LEN(T([.P40]))=0;&quot;&quot;;CONCATENATE( &quot;/&quot; ; T([.P40]) ) );  IF( LEN(T([.Q40]))=0;&quot;&quot;;CONCATENATE( &quot;/&quot; ; T([.Q40]) ) );  IF( LEN(T([.R40]))=0;&quot;&quot;;CONCATENATE( &quot;/&quot; ; T([.R40]) ) );   IF( LEN(T([.S40]))=0;&quot;&quot;;CONCATENATE( &quot;/&quot; ; T([.S40]) ) ) )" office:value-type="string" office:string-value="PA25/CTS1/PWMH2/A23/PIODC1" calcext:value-type="string">
            <text:p>PA25/CTS1/PWMH2/A23/PIODC1</text:p>
          </table:table-cell>
          <table:table-cell table:style-name="ce14" office:value-type="string" calcext:value-type="string">
            <text:p>PA25</text:p>
          </table:table-cell>
          <table:table-cell table:style-name="ce14" office:value-type="string" calcext:value-type="string">
            <text:p>CTS1</text:p>
          </table:table-cell>
          <table:table-cell table:style-name="ce14" office:value-type="string" calcext:value-type="string">
            <text:p>PWMH2</text:p>
          </table:table-cell>
          <table:table-cell table:style-name="ce14" office:value-type="string" calcext:value-type="string">
            <text:p>A23</text:p>
          </table:table-cell>
          <table:table-cell table:style-name="ce14"/>
          <table:table-cell table:style-name="ce14" office:value-type="string" calcext:value-type="string">
            <text:p>PIODC1</text:p>
          </table:table-cell>
          <table:table-cell table:style-name="ce14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39" calcext:value-type="float">
            <text:p>39</text:p>
          </table:table-cell>
          <table:table-cell table:number-columns-repeated="2"/>
          <table:table-cell table:style-name="ce3" office:value-type="string" calcext:value-type="string">
            <text:p>PA26/PGMD14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41]);   IF( LEN(T([.N41]))=0;&quot;&quot;;CONCATENATE( &quot;/&quot; ; T([.N41]) ) );  IF( LEN(T([.O41]))=0;&quot;&quot;;CONCATENATE( &quot;/&quot; ; T([.O41]) ) );  IF( LEN(T([.P41]))=0;&quot;&quot;;CONCATENATE( &quot;/&quot; ; T([.P41]) ) );  IF( LEN(T([.Q41]))=0;&quot;&quot;;CONCATENATE( &quot;/&quot; ; T([.Q41]) ) );  IF( LEN(T([.R41]))=0;&quot;&quot;;CONCATENATE( &quot;/&quot; ; T([.R41]) ) );   IF( LEN(T([.S41]))=0;&quot;&quot;;CONCATENATE( &quot;/&quot; ; T([.S41]) ) ) )" office:value-type="string" office:string-value="PA26/DCD1/TIOA2/MCDA2/PIODC2" calcext:value-type="string">
            <text:p>PA26/DCD1/TIOA2/MCDA2/PIODC2</text:p>
          </table:table-cell>
          <table:table-cell table:style-name="ce14" office:value-type="string" calcext:value-type="string">
            <text:p>PA26</text:p>
          </table:table-cell>
          <table:table-cell table:style-name="ce14" office:value-type="string" calcext:value-type="string">
            <text:p>DCD1</text:p>
          </table:table-cell>
          <table:table-cell table:style-name="ce14" office:value-type="string" calcext:value-type="string">
            <text:p>TIOA2</text:p>
          </table:table-cell>
          <table:table-cell table:style-name="ce14" office:value-type="string" calcext:value-type="string">
            <text:p>MCDA2</text:p>
          </table:table-cell>
          <table:table-cell table:style-name="ce14"/>
          <table:table-cell table:style-name="ce14" office:value-type="string" calcext:value-type="string">
            <text:p>PIODC2</text:p>
          </table:table-cell>
          <table:table-cell table:style-name="ce14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40" calcext:value-type="float">
            <text:p>40</text:p>
          </table:table-cell>
          <table:table-cell table:number-columns-repeated="2"/>
          <table:table-cell table:style-name="ce3" office:value-type="string" calcext:value-type="string">
            <text:p>PC3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42]);   IF( LEN(T([.N42]))=0;&quot;&quot;;CONCATENATE( &quot;/&quot; ; T([.N42]) ) );  IF( LEN(T([.O42]))=0;&quot;&quot;;CONCATENATE( &quot;/&quot; ; T([.O42]) ) );  IF( LEN(T([.P42]))=0;&quot;&quot;;CONCATENATE( &quot;/&quot; ; T([.P42]) ) );  IF( LEN(T([.Q42]))=0;&quot;&quot;;CONCATENATE( &quot;/&quot; ; T([.Q42]) ) );  IF( LEN(T([.R42]))=0;&quot;&quot;;CONCATENATE( &quot;/&quot; ; T([.R42]) ) );   IF( LEN(T([.S42]))=0;&quot;&quot;;CONCATENATE( &quot;/&quot; ; T([.S42]) ) ) )" office:value-type="string" office:string-value="PC3/D3/PWML3" calcext:value-type="string">
            <text:p>PC3/D3/PWML3</text:p>
          </table:table-cell>
          <table:table-cell table:style-name="ce14" office:value-type="string" calcext:value-type="string">
            <text:p>PC3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PWML3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3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PA12/PGMD0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43]);   IF( LEN(T([.N43]))=0;&quot;&quot;;CONCATENATE( &quot;/&quot; ; T([.N43]) ) );  IF( LEN(T([.O43]))=0;&quot;&quot;;CONCATENATE( &quot;/&quot; ; T([.O43]) ) );  IF( LEN(T([.P43]))=0;&quot;&quot;;CONCATENATE( &quot;/&quot; ; T([.P43]) ) );  IF( LEN(T([.Q43]))=0;&quot;&quot;;CONCATENATE( &quot;/&quot; ; T([.Q43]) ) );  IF( LEN(T([.R43]))=0;&quot;&quot;;CONCATENATE( &quot;/&quot; ; T([.R43]) ) );   IF( LEN(T([.S43]))=0;&quot;&quot;;CONCATENATE( &quot;/&quot; ; T([.S43]) ) ) )" office:value-type="string" office:string-value="PA12/MISO/PWMH1" calcext:value-type="string">
            <text:p>PA12/MISO/PWMH1</text:p>
          </table:table-cell>
          <table:table-cell table:style-name="ce14" office:value-type="string" calcext:value-type="string">
            <text:p>PA12</text:p>
          </table:table-cell>
          <table:table-cell table:style-name="ce14" office:value-type="string" calcext:value-type="string">
            <text:p>MISO</text:p>
          </table:table-cell>
          <table:table-cell table:style-name="ce14" office:value-type="string" calcext:value-type="string">
            <text:p>PWMH1</text:p>
          </table:table-cell>
          <table:table-cell table:style-name="ce14" table:number-columns-repeated="4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PA11/PGMM3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44]);   IF( LEN(T([.N44]))=0;&quot;&quot;;CONCATENATE( &quot;/&quot; ; T([.N44]) ) );  IF( LEN(T([.O44]))=0;&quot;&quot;;CONCATENATE( &quot;/&quot; ; T([.O44]) ) );  IF( LEN(T([.P44]))=0;&quot;&quot;;CONCATENATE( &quot;/&quot; ; T([.P44]) ) );  IF( LEN(T([.Q44]))=0;&quot;&quot;;CONCATENATE( &quot;/&quot; ; T([.Q44]) ) );  IF( LEN(T([.R44]))=0;&quot;&quot;;CONCATENATE( &quot;/&quot; ; T([.R44]) ) );   IF( LEN(T([.S44]))=0;&quot;&quot;;CONCATENATE( &quot;/&quot; ; T([.S44]) ) ) )" office:value-type="string" office:string-value="PA11/NPCS0/PWMH0/WKUP7" calcext:value-type="string">
            <text:p>PA11/NPCS0/PWMH0/WKUP7</text:p>
          </table:table-cell>
          <table:table-cell table:style-name="ce14" office:value-type="string" calcext:value-type="string">
            <text:p>PA11</text:p>
          </table:table-cell>
          <table:table-cell table:style-name="ce14" office:value-type="string" calcext:value-type="string">
            <text:p>NPCS0</text:p>
          </table:table-cell>
          <table:table-cell table:style-name="ce14" office:value-type="string" calcext:value-type="string">
            <text:p>PWMH0</text:p>
          </table:table-cell>
          <table:table-cell table:style-name="ce14" table:number-columns-repeated="2"/>
          <table:table-cell table:style-name="ce14" office:value-type="string" calcext:value-type="string">
            <text:p>WKUP7</text:p>
          </table:table-cell>
          <table:table-cell table:style-name="ce14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43" calcext:value-type="float">
            <text:p>43</text:p>
          </table:table-cell>
          <table:table-cell table:number-columns-repeated="2"/>
          <table:table-cell table:style-name="ce3" office:value-type="string" calcext:value-type="string">
            <text:p>PC2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45]);   IF( LEN(T([.N45]))=0;&quot;&quot;;CONCATENATE( &quot;/&quot; ; T([.N45]) ) );  IF( LEN(T([.O45]))=0;&quot;&quot;;CONCATENATE( &quot;/&quot; ; T([.O45]) ) );  IF( LEN(T([.P45]))=0;&quot;&quot;;CONCATENATE( &quot;/&quot; ; T([.P45]) ) );  IF( LEN(T([.Q45]))=0;&quot;&quot;;CONCATENATE( &quot;/&quot; ; T([.Q45]) ) );  IF( LEN(T([.R45]))=0;&quot;&quot;;CONCATENATE( &quot;/&quot; ; T([.R45]) ) );   IF( LEN(T([.S45]))=0;&quot;&quot;;CONCATENATE( &quot;/&quot; ; T([.S45]) ) ) )" office:value-type="string" office:string-value="PC2/D2/PWML2" calcext:value-type="string">
            <text:p>PC2/D2/PWML2</text:p>
          </table:table-cell>
          <table:table-cell table:style-name="ce14" office:value-type="string" calcext:value-type="string">
            <text:p>PC2</text:p>
          </table:table-cell>
          <table:table-cell table:style-name="ce14" office:value-type="string" calcext:value-type="string">
            <text:p>D2</text:p>
          </table:table-cell>
          <table:table-cell table:style-name="ce14" office:value-type="string" calcext:value-type="string">
            <text:p>PWML2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3"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PA10/PGMM2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46]);   IF( LEN(T([.N46]))=0;&quot;&quot;;CONCATENATE( &quot;/&quot; ; T([.N46]) ) );  IF( LEN(T([.O46]))=0;&quot;&quot;;CONCATENATE( &quot;/&quot; ; T([.O46]) ) );  IF( LEN(T([.P46]))=0;&quot;&quot;;CONCATENATE( &quot;/&quot; ; T([.P46]) ) );  IF( LEN(T([.Q46]))=0;&quot;&quot;;CONCATENATE( &quot;/&quot; ; T([.Q46]) ) );  IF( LEN(T([.R46]))=0;&quot;&quot;;CONCATENATE( &quot;/&quot; ; T([.R46]) ) );   IF( LEN(T([.S46]))=0;&quot;&quot;;CONCATENATE( &quot;/&quot; ; T([.S46]) ) ) )" office:value-type="string" office:string-value="PA10/UTXD0/NPCS2/PWMFI1" calcext:value-type="string">
            <text:p>PA10/UTXD0/NPCS2/PWMFI1</text:p>
          </table:table-cell>
          <table:table-cell table:style-name="ce14" office:value-type="string" calcext:value-type="string">
            <text:p>PA10</text:p>
          </table:table-cell>
          <table:table-cell table:style-name="ce14" office:value-type="string" calcext:value-type="string">
            <text:p>UTXD0</text:p>
          </table:table-cell>
          <table:table-cell table:style-name="ce14" office:value-type="string" calcext:value-type="string">
            <text:p>NPCS2</text:p>
          </table:table-cell>
          <table:table-cell table:style-name="ce14" office:value-type="string" calcext:value-type="string">
            <text:p>PWMFI1</text:p>
          </table:table-cell>
          <table:table-cell table:style-name="ce14" table:number-columns-repeated="3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45" calcext:value-type="float">
            <text:p>45</text:p>
          </table:table-cell>
          <table:table-cell table:number-columns-repeated="2"/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S</text:p>
          </table:table-cell>
          <table:table-cell table:style-name="ce4"/>
          <table:table-cell table:style-name="ce11" table:formula="of:=CONCATENATE( T([.M47]);   IF( LEN(T([.N47]))=0;&quot;&quot;;CONCATENATE( &quot;/&quot; ; T([.N47]) ) );  IF( LEN(T([.O47]))=0;&quot;&quot;;CONCATENATE( &quot;/&quot; ; T([.O47]) ) );  IF( LEN(T([.P47]))=0;&quot;&quot;;CONCATENATE( &quot;/&quot; ; T([.P47]) ) );  IF( LEN(T([.Q47]))=0;&quot;&quot;;CONCATENATE( &quot;/&quot; ; T([.Q47]) ) );  IF( LEN(T([.R47]))=0;&quot;&quot;;CONCATENATE( &quot;/&quot; ; T([.R47]) ) );   IF( LEN(T([.S47]))=0;&quot;&quot;;CONCATENATE( &quot;/&quot; ; T([.S47]) ) ) )">
            <text:p/>
          </table:table-cell>
          <table:table-cell table:style-name="ce6" table:number-columns-repeated="7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PA9/PGMM1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48]);   IF( LEN(T([.N48]))=0;&quot;&quot;;CONCATENATE( &quot;/&quot; ; T([.N48]) ) );  IF( LEN(T([.O48]))=0;&quot;&quot;;CONCATENATE( &quot;/&quot; ; T([.O48]) ) );  IF( LEN(T([.P48]))=0;&quot;&quot;;CONCATENATE( &quot;/&quot; ; T([.P48]) ) );  IF( LEN(T([.Q48]))=0;&quot;&quot;;CONCATENATE( &quot;/&quot; ; T([.Q48]) ) );  IF( LEN(T([.R48]))=0;&quot;&quot;;CONCATENATE( &quot;/&quot; ; T([.R48]) ) );   IF( LEN(T([.S48]))=0;&quot;&quot;;CONCATENATE( &quot;/&quot; ; T([.S48]) ) ) )" office:value-type="string" office:string-value="PA9/URXD0/NPCS1/PWMFI0/WKUP6" calcext:value-type="string">
            <text:p>PA9/URXD0/NPCS1/PWMFI0/WKUP6</text:p>
          </table:table-cell>
          <table:table-cell table:style-name="ce14" office:value-type="string" calcext:value-type="string">
            <text:p>PA9</text:p>
          </table:table-cell>
          <table:table-cell table:style-name="ce14" office:value-type="string" calcext:value-type="string">
            <text:p>URXD0</text:p>
          </table:table-cell>
          <table:table-cell table:style-name="ce14" office:value-type="string" calcext:value-type="string">
            <text:p>NPCS1</text:p>
          </table:table-cell>
          <table:table-cell table:style-name="ce14" office:value-type="string" calcext:value-type="string">
            <text:p>PWMFI0</text:p>
          </table:table-cell>
          <table:table-cell table:style-name="ce14"/>
          <table:table-cell table:style-name="ce14" office:value-type="string" calcext:value-type="string">
            <text:p>WKUP6</text:p>
          </table:table-cell>
          <table:table-cell table:style-name="ce14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PC1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49]);   IF( LEN(T([.N49]))=0;&quot;&quot;;CONCATENATE( &quot;/&quot; ; T([.N49]) ) );  IF( LEN(T([.O49]))=0;&quot;&quot;;CONCATENATE( &quot;/&quot; ; T([.O49]) ) );  IF( LEN(T([.P49]))=0;&quot;&quot;;CONCATENATE( &quot;/&quot; ; T([.P49]) ) );  IF( LEN(T([.Q49]))=0;&quot;&quot;;CONCATENATE( &quot;/&quot; ; T([.Q49]) ) );  IF( LEN(T([.R49]))=0;&quot;&quot;;CONCATENATE( &quot;/&quot; ; T([.R49]) ) );   IF( LEN(T([.S49]))=0;&quot;&quot;;CONCATENATE( &quot;/&quot; ; T([.S49]) ) ) )" office:value-type="string" office:string-value="PC1/D1/PWML1" calcext:value-type="string">
            <text:p>PC1/D1/PWML1</text:p>
          </table:table-cell>
          <table:table-cell table:style-name="ce14" office:value-type="string" calcext:value-type="string">
            <text:p>PC1</text:p>
          </table:table-cell>
          <table:table-cell table:style-name="ce14" office:value-type="string" calcext:value-type="string">
            <text:p>D1</text:p>
          </table:table-cell>
          <table:table-cell table:style-name="ce14" office:value-type="string" calcext:value-type="string">
            <text:p>PWML1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3" office:value-type="float" office:value="48" calcext:value-type="float">
            <text:p>48</text:p>
          </table:table-cell>
          <table:table-cell table:number-columns-repeated="2"/>
          <table:table-cell table:style-name="ce3" office:value-type="string" calcext:value-type="string">
            <text:p>PA8/XOUT32/PGMM0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50]);   IF( LEN(T([.N50]))=0;&quot;&quot;;CONCATENATE( &quot;/&quot; ; T([.N50]) ) );  IF( LEN(T([.O50]))=0;&quot;&quot;;CONCATENATE( &quot;/&quot; ; T([.O50]) ) );  IF( LEN(T([.P50]))=0;&quot;&quot;;CONCATENATE( &quot;/&quot; ; T([.P50]) ) );  IF( LEN(T([.Q50]))=0;&quot;&quot;;CONCATENATE( &quot;/&quot; ; T([.Q50]) ) );  IF( LEN(T([.R50]))=0;&quot;&quot;;CONCATENATE( &quot;/&quot; ; T([.R50]) ) );   IF( LEN(T([.S50]))=0;&quot;&quot;;CONCATENATE( &quot;/&quot; ; T([.S50]) ) ) )" office:value-type="string" office:string-value="PA8/CTS0/ADTRG/WKUP5/XOUT32" calcext:value-type="string">
            <text:p>PA8/CTS0/ADTRG/WKUP5/XOUT32</text:p>
          </table:table-cell>
          <table:table-cell table:style-name="ce14" office:value-type="string" calcext:value-type="string">
            <text:p>PA8</text:p>
          </table:table-cell>
          <table:table-cell table:style-name="ce14" office:value-type="string" calcext:value-type="string">
            <text:p>CTS0</text:p>
          </table:table-cell>
          <table:table-cell table:style-name="ce14" office:value-type="string" calcext:value-type="string">
            <text:p>ADTRG</text:p>
          </table:table-cell>
          <table:table-cell table:style-name="ce14" table:number-columns-repeated="2"/>
          <table:table-cell table:style-name="ce14" office:value-type="string" calcext:value-type="string">
            <text:p>WKUP5</text:p>
          </table:table-cell>
          <table:table-cell table:style-name="ce14" office:value-type="string" calcext:value-type="string">
            <text:p>XOUT32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49" calcext:value-type="float">
            <text:p>49</text:p>
          </table:table-cell>
          <table:table-cell table:number-columns-repeated="2"/>
          <table:table-cell table:style-name="ce3" office:value-type="string" calcext:value-type="string">
            <text:p>PA7/XIN32/PGMNVALID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51]);   IF( LEN(T([.N51]))=0;&quot;&quot;;CONCATENATE( &quot;/&quot; ; T([.N51]) ) );  IF( LEN(T([.O51]))=0;&quot;&quot;;CONCATENATE( &quot;/&quot; ; T([.O51]) ) );  IF( LEN(T([.P51]))=0;&quot;&quot;;CONCATENATE( &quot;/&quot; ; T([.P51]) ) );  IF( LEN(T([.Q51]))=0;&quot;&quot;;CONCATENATE( &quot;/&quot; ; T([.Q51]) ) );  IF( LEN(T([.R51]))=0;&quot;&quot;;CONCATENATE( &quot;/&quot; ; T([.R51]) ) );   IF( LEN(T([.S51]))=0;&quot;&quot;;CONCATENATE( &quot;/&quot; ; T([.S51]) ) ) )" office:value-type="string" office:string-value="PA7/RTS0/PWMH3/XIN32" calcext:value-type="string">
            <text:p>PA7/RTS0/PWMH3/XIN32</text:p>
          </table:table-cell>
          <table:table-cell table:style-name="ce14" office:value-type="string" calcext:value-type="string">
            <text:p>PA7</text:p>
          </table:table-cell>
          <table:table-cell table:style-name="ce14" office:value-type="string" calcext:value-type="string">
            <text:p>RTS0</text:p>
          </table:table-cell>
          <table:table-cell table:style-name="ce14" office:value-type="string" calcext:value-type="string">
            <text:p>PWMH3</text:p>
          </table:table-cell>
          <table:table-cell table:style-name="ce14" table:number-columns-repeated="3"/>
          <table:table-cell table:style-name="ce14" office:value-type="string" calcext:value-type="string">
            <text:p>XIN32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50" calcext:value-type="float">
            <text:p>50</text:p>
          </table:table-cell>
          <table:table-cell table:number-columns-repeated="2"/>
          <table:table-cell table:style-name="ce6" office:value-type="string" calcext:value-type="string">
            <text:p>VDDIO</text:p>
          </table:table-cell>
          <table:table-cell table:style-name="ce4" office:value-type="string" calcext:value-type="string">
            <text:p>S</text:p>
          </table:table-cell>
          <table:table-cell table:style-name="ce4"/>
          <table:table-cell table:style-name="ce11" table:formula="of:=CONCATENATE( T([.M52]);   IF( LEN(T([.N52]))=0;&quot;&quot;;CONCATENATE( &quot;/&quot; ; T([.N52]) ) );  IF( LEN(T([.O52]))=0;&quot;&quot;;CONCATENATE( &quot;/&quot; ; T([.O52]) ) );  IF( LEN(T([.P52]))=0;&quot;&quot;;CONCATENATE( &quot;/&quot; ; T([.P52]) ) );  IF( LEN(T([.Q52]))=0;&quot;&quot;;CONCATENATE( &quot;/&quot; ; T([.Q52]) ) );  IF( LEN(T([.R52]))=0;&quot;&quot;;CONCATENATE( &quot;/&quot; ; T([.R52]) ) );   IF( LEN(T([.S52]))=0;&quot;&quot;;CONCATENATE( &quot;/&quot; ; T([.S52]) ) ) )">
            <text:p/>
          </table:table-cell>
          <table:table-cell table:style-name="ce6" table:number-columns-repeated="7"/>
          <table:table-cell table:number-columns-repeated="7"/>
          <table:table-cell table:style-name="ce14"/>
        </table:table-row>
        <table:table-row table:style-name="ro1">
          <table:table-cell table:number-columns-repeated="5"/>
          <table:table-cell table:style-name="ce3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TDI/PB4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53]);   IF( LEN(T([.N53]))=0;&quot;&quot;;CONCATENATE( &quot;/&quot; ; T([.N53]) ) );  IF( LEN(T([.O53]))=0;&quot;&quot;;CONCATENATE( &quot;/&quot; ; T([.O53]) ) );  IF( LEN(T([.P53]))=0;&quot;&quot;;CONCATENATE( &quot;/&quot; ; T([.P53]) ) );  IF( LEN(T([.Q53]))=0;&quot;&quot;;CONCATENATE( &quot;/&quot; ; T([.Q53]) ) );  IF( LEN(T([.R53]))=0;&quot;&quot;;CONCATENATE( &quot;/&quot; ; T([.R53]) ) );   IF( LEN(T([.S53]))=0;&quot;&quot;;CONCATENATE( &quot;/&quot; ; T([.S53]) ) ) )" office:value-type="string" office:string-value="PB4/TWD1/PWMH2/TDI" calcext:value-type="string">
            <text:p>PB4/TWD1/PWMH2/TDI</text:p>
          </table:table-cell>
          <table:table-cell table:style-name="ce14" office:value-type="string" calcext:value-type="string">
            <text:p>PB4</text:p>
          </table:table-cell>
          <table:table-cell table:style-name="ce14" office:value-type="string" calcext:value-type="string">
            <text:p>TWD1</text:p>
          </table:table-cell>
          <table:table-cell table:style-name="ce14" office:value-type="string" calcext:value-type="string">
            <text:p>PWMH2</text:p>
          </table:table-cell>
          <table:table-cell table:style-name="ce14" table:number-columns-repeated="3"/>
          <table:table-cell table:style-name="ce14" office:value-type="string" calcext:value-type="string">
            <text:p>TDI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PA6/PGMNOE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54]);   IF( LEN(T([.N54]))=0;&quot;&quot;;CONCATENATE( &quot;/&quot; ; T([.N54]) ) );  IF( LEN(T([.O54]))=0;&quot;&quot;;CONCATENATE( &quot;/&quot; ; T([.O54]) ) );  IF( LEN(T([.P54]))=0;&quot;&quot;;CONCATENATE( &quot;/&quot; ; T([.P54]) ) );  IF( LEN(T([.Q54]))=0;&quot;&quot;;CONCATENATE( &quot;/&quot; ; T([.Q54]) ) );  IF( LEN(T([.R54]))=0;&quot;&quot;;CONCATENATE( &quot;/&quot; ; T([.R54]) ) );   IF( LEN(T([.S54]))=0;&quot;&quot;;CONCATENATE( &quot;/&quot; ; T([.S54]) ) ) )" office:value-type="string" office:string-value="PA6/TXD0/PCK0" calcext:value-type="string">
            <text:p>PA6/TXD0/PCK0</text:p>
          </table:table-cell>
          <table:table-cell table:style-name="ce14" office:value-type="string" calcext:value-type="string">
            <text:p>PA6</text:p>
          </table:table-cell>
          <table:table-cell table:style-name="ce14" office:value-type="string" calcext:value-type="string">
            <text:p>TXD0</text:p>
          </table:table-cell>
          <table:table-cell table:style-name="ce14" office:value-type="string" calcext:value-type="string">
            <text:p>PCK0</text:p>
          </table:table-cell>
          <table:table-cell table:style-name="ce14" table:number-columns-repeated="4"/>
          <table:table-cell table:number-columns-repeated="3"/>
          <table:table-cell table:style-name="ce14" table:number-columns-repeated="5"/>
        </table:table-row>
        <table:table-row table:style-name="ro1">
          <table:table-cell table:number-columns-repeated="5"/>
          <table:table-cell table:style-name="ce3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PA5/PGMRDY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55]);   IF( LEN(T([.N55]))=0;&quot;&quot;;CONCATENATE( &quot;/&quot; ; T([.N55]) ) );  IF( LEN(T([.O55]))=0;&quot;&quot;;CONCATENATE( &quot;/&quot; ; T([.O55]) ) );  IF( LEN(T([.P55]))=0;&quot;&quot;;CONCATENATE( &quot;/&quot; ; T([.P55]) ) );  IF( LEN(T([.Q55]))=0;&quot;&quot;;CONCATENATE( &quot;/&quot; ; T([.Q55]) ) );  IF( LEN(T([.R55]))=0;&quot;&quot;;CONCATENATE( &quot;/&quot; ; T([.R55]) ) );   IF( LEN(T([.S55]))=0;&quot;&quot;;CONCATENATE( &quot;/&quot; ; T([.S55]) ) ) )" office:value-type="string" office:string-value="PA5/RXD0/NPCS3/WKUP4" calcext:value-type="string">
            <text:p>PA5/RXD0/NPCS3/WKUP4</text:p>
          </table:table-cell>
          <table:table-cell table:style-name="ce14" office:value-type="string" calcext:value-type="string">
            <text:p>PA5</text:p>
          </table:table-cell>
          <table:table-cell table:style-name="ce14" office:value-type="string" calcext:value-type="string">
            <text:p>RXD0</text:p>
          </table:table-cell>
          <table:table-cell table:style-name="ce14" office:value-type="string" calcext:value-type="string">
            <text:p>NPCS3</text:p>
          </table:table-cell>
          <table:table-cell table:style-name="ce14" table:number-columns-repeated="2"/>
          <table:table-cell table:style-name="ce14" office:value-type="string" calcext:value-type="string">
            <text:p>WKUP4</text:p>
          </table:table-cell>
          <table:table-cell table:style-name="ce14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PC28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56]);   IF( LEN(T([.N56]))=0;&quot;&quot;;CONCATENATE( &quot;/&quot; ; T([.N56]) ) );  IF( LEN(T([.O56]))=0;&quot;&quot;;CONCATENATE( &quot;/&quot; ; T([.O56]) ) );  IF( LEN(T([.P56]))=0;&quot;&quot;;CONCATENATE( &quot;/&quot; ; T([.P56]) ) );  IF( LEN(T([.Q56]))=0;&quot;&quot;;CONCATENATE( &quot;/&quot; ; T([.Q56]) ) );  IF( LEN(T([.R56]))=0;&quot;&quot;;CONCATENATE( &quot;/&quot; ; T([.R56]) ) );   IF( LEN(T([.S56]))=0;&quot;&quot;;CONCATENATE( &quot;/&quot; ; T([.S56]) ) ) )" office:value-type="string" office:string-value="PC28/A10/TCLK4" calcext:value-type="string">
            <text:p>PC28/A10/TCLK4</text:p>
          </table:table-cell>
          <table:table-cell table:style-name="ce14" office:value-type="string" calcext:value-type="string">
            <text:p>PC28</text:p>
          </table:table-cell>
          <table:table-cell table:style-name="ce14" office:value-type="string" calcext:value-type="string">
            <text:p>A10</text:p>
          </table:table-cell>
          <table:table-cell table:style-name="ce14" office:value-type="string" calcext:value-type="string">
            <text:p>TCLK4</text:p>
          </table:table-cell>
          <table:table-cell table:style-name="ce14" table:number-columns-repeated="4"/>
          <table:table-cell table:number-columns-repeated="3"/>
          <table:table-cell table:style-name="ce14" table:number-columns-repeated="5"/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PA4/PGMNCMD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57]);   IF( LEN(T([.N57]))=0;&quot;&quot;;CONCATENATE( &quot;/&quot; ; T([.N57]) ) );  IF( LEN(T([.O57]))=0;&quot;&quot;;CONCATENATE( &quot;/&quot; ; T([.O57]) ) );  IF( LEN(T([.P57]))=0;&quot;&quot;;CONCATENATE( &quot;/&quot; ; T([.P57]) ) );  IF( LEN(T([.Q57]))=0;&quot;&quot;;CONCATENATE( &quot;/&quot; ; T([.Q57]) ) );  IF( LEN(T([.R57]))=0;&quot;&quot;;CONCATENATE( &quot;/&quot; ; T([.R57]) ) );   IF( LEN(T([.S57]))=0;&quot;&quot;;CONCATENATE( &quot;/&quot; ; T([.S57]) ) ) )" office:value-type="string" office:string-value="PA4/TWCK0/TCLK0/WKUP3" calcext:value-type="string">
            <text:p>PA4/TWCK0/TCLK0/WKUP3</text:p>
          </table:table-cell>
          <table:table-cell table:style-name="ce14" office:value-type="string" calcext:value-type="string">
            <text:p>PA4</text:p>
          </table:table-cell>
          <table:table-cell table:style-name="ce14" office:value-type="string" calcext:value-type="string">
            <text:p>TWCK0</text:p>
          </table:table-cell>
          <table:table-cell table:style-name="ce14" office:value-type="string" calcext:value-type="string">
            <text:p>TCLK0</text:p>
          </table:table-cell>
          <table:table-cell table:style-name="ce14" table:number-columns-repeated="2"/>
          <table:table-cell table:style-name="ce14" office:value-type="string" calcext:value-type="string">
            <text:p>WKUP3</text:p>
          </table:table-cell>
          <table:table-cell table:style-name="ce14"/>
          <table:table-cell table:number-columns-repeated="6"/>
          <table:table-cell table:style-name="ce14" table:number-columns-repeated="2"/>
        </table:table-row>
        <table:table-row table:style-name="ro1">
          <table:table-cell table:number-columns-repeated="5"/>
          <table:table-cell table:style-name="ce3" office:value-type="float" office:value="56" calcext:value-type="float">
            <text:p>56</text:p>
          </table:table-cell>
          <table:table-cell table:number-columns-repeated="2"/>
          <table:table-cell table:style-name="ce6" office:value-type="string" calcext:value-type="string">
            <text:p>VDDCORE</text:p>
          </table:table-cell>
          <table:table-cell table:style-name="ce4" office:value-type="string" calcext:value-type="string">
            <text:p>S</text:p>
          </table:table-cell>
          <table:table-cell table:style-name="ce4"/>
          <table:table-cell table:style-name="ce11" table:formula="of:=CONCATENATE( T([.M58]);   IF( LEN(T([.N58]))=0;&quot;&quot;;CONCATENATE( &quot;/&quot; ; T([.N58]) ) );  IF( LEN(T([.O58]))=0;&quot;&quot;;CONCATENATE( &quot;/&quot; ; T([.O58]) ) );  IF( LEN(T([.P58]))=0;&quot;&quot;;CONCATENATE( &quot;/&quot; ; T([.P58]) ) );  IF( LEN(T([.Q58]))=0;&quot;&quot;;CONCATENATE( &quot;/&quot; ; T([.Q58]) ) );  IF( LEN(T([.R58]))=0;&quot;&quot;;CONCATENATE( &quot;/&quot; ; T([.R58]) ) );   IF( LEN(T([.S58]))=0;&quot;&quot;;CONCATENATE( &quot;/&quot; ; T([.S58]) ) ) )">
            <text:p/>
          </table:table-cell>
          <table:table-cell table:style-name="ce6" table:number-columns-repeated="7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PA27/PGMD15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59]);   IF( LEN(T([.N59]))=0;&quot;&quot;;CONCATENATE( &quot;/&quot; ; T([.N59]) ) );  IF( LEN(T([.O59]))=0;&quot;&quot;;CONCATENATE( &quot;/&quot; ; T([.O59]) ) );  IF( LEN(T([.P59]))=0;&quot;&quot;;CONCATENATE( &quot;/&quot; ; T([.P59]) ) );  IF( LEN(T([.Q59]))=0;&quot;&quot;;CONCATENATE( &quot;/&quot; ; T([.Q59]) ) );  IF( LEN(T([.R59]))=0;&quot;&quot;;CONCATENATE( &quot;/&quot; ; T([.R59]) ) );   IF( LEN(T([.S59]))=0;&quot;&quot;;CONCATENATE( &quot;/&quot; ; T([.S59]) ) ) )" office:value-type="string" office:string-value="PA27/DTR1/TIOB2/MCDA3/PIODC3" calcext:value-type="string">
            <text:p>PA27/DTR1/TIOB2/MCDA3/PIODC3</text:p>
          </table:table-cell>
          <table:table-cell table:style-name="ce14" office:value-type="string" calcext:value-type="string">
            <text:p>PA27</text:p>
          </table:table-cell>
          <table:table-cell table:style-name="ce14" office:value-type="string" calcext:value-type="string">
            <text:p>DTR1</text:p>
          </table:table-cell>
          <table:table-cell table:style-name="ce14" office:value-type="string" calcext:value-type="string">
            <text:p>TIOB2</text:p>
          </table:table-cell>
          <table:table-cell table:style-name="ce14" office:value-type="string" calcext:value-type="string">
            <text:p>MCDA3</text:p>
          </table:table-cell>
          <table:table-cell table:style-name="ce14"/>
          <table:table-cell table:style-name="ce14" office:value-type="string" calcext:value-type="string">
            <text:p>PIODC3</text:p>
          </table:table-cell>
          <table:table-cell table:style-name="ce14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PC8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60]);   IF( LEN(T([.N60]))=0;&quot;&quot;;CONCATENATE( &quot;/&quot; ; T([.N60]) ) );  IF( LEN(T([.O60]))=0;&quot;&quot;;CONCATENATE( &quot;/&quot; ; T([.O60]) ) );  IF( LEN(T([.P60]))=0;&quot;&quot;;CONCATENATE( &quot;/&quot; ; T([.P60]) ) );  IF( LEN(T([.Q60]))=0;&quot;&quot;;CONCATENATE( &quot;/&quot; ; T([.Q60]) ) );  IF( LEN(T([.R60]))=0;&quot;&quot;;CONCATENATE( &quot;/&quot; ; T([.R60]) ) );   IF( LEN(T([.S60]))=0;&quot;&quot;;CONCATENATE( &quot;/&quot; ; T([.S60]) ) ) )" office:value-type="string" office:string-value="PC8/NWE" calcext:value-type="string">
            <text:p>PC8/NWE</text:p>
          </table:table-cell>
          <table:table-cell table:style-name="ce14" office:value-type="string" calcext:value-type="string">
            <text:p>PC8</text:p>
          </table:table-cell>
          <table:table-cell table:style-name="ce14" office:value-type="string" calcext:value-type="string">
            <text:p>NWE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ce3"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PA28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61]);   IF( LEN(T([.N61]))=0;&quot;&quot;;CONCATENATE( &quot;/&quot; ; T([.N61]) ) );  IF( LEN(T([.O61]))=0;&quot;&quot;;CONCATENATE( &quot;/&quot; ; T([.O61]) ) );  IF( LEN(T([.P61]))=0;&quot;&quot;;CONCATENATE( &quot;/&quot; ; T([.P61]) ) );  IF( LEN(T([.Q61]))=0;&quot;&quot;;CONCATENATE( &quot;/&quot; ; T([.Q61]) ) );  IF( LEN(T([.R61]))=0;&quot;&quot;;CONCATENATE( &quot;/&quot; ; T([.R61]) ) );   IF( LEN(T([.S61]))=0;&quot;&quot;;CONCATENATE( &quot;/&quot; ; T([.S61]) ) ) )" office:value-type="string" office:string-value="PA28/DSR1/TCLK1/MCCDA/PIODC4" calcext:value-type="string">
            <text:p>PA28/DSR1/TCLK1/MCCDA/PIODC4</text:p>
          </table:table-cell>
          <table:table-cell table:style-name="ce14" office:value-type="string" calcext:value-type="string">
            <text:p>PA28</text:p>
          </table:table-cell>
          <table:table-cell table:style-name="ce14" office:value-type="string" calcext:value-type="string">
            <text:p>DSR1</text:p>
          </table:table-cell>
          <table:table-cell table:style-name="ce14" office:value-type="string" calcext:value-type="string">
            <text:p>TCLK1</text:p>
          </table:table-cell>
          <table:table-cell table:style-name="ce14" office:value-type="string" calcext:value-type="string">
            <text:p>MCCDA</text:p>
          </table:table-cell>
          <table:table-cell table:style-name="ce14"/>
          <table:table-cell table:style-name="ce14" office:value-type="string" calcext:value-type="string">
            <text:p>PIODC4</text:p>
          </table:table-cell>
          <table:table-cell table:style-name="ce14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60" calcext:value-type="float">
            <text:p>60</text:p>
          </table:table-cell>
          <table:table-cell table:number-columns-repeated="2"/>
          <table:table-cell table:style-name="ce6" office:value-type="string" calcext:value-type="string">
            <text:p>NRST</text:p>
          </table:table-cell>
          <table:table-cell table:style-name="ce4" office:value-type="string" calcext:value-type="string">
            <text:p>S</text:p>
          </table:table-cell>
          <table:table-cell table:style-name="ce4"/>
          <table:table-cell table:style-name="ce11" table:formula="of:=CONCATENATE( T([.M62]);   IF( LEN(T([.N62]))=0;&quot;&quot;;CONCATENATE( &quot;/&quot; ; T([.N62]) ) );  IF( LEN(T([.O62]))=0;&quot;&quot;;CONCATENATE( &quot;/&quot; ; T([.O62]) ) );  IF( LEN(T([.P62]))=0;&quot;&quot;;CONCATENATE( &quot;/&quot; ; T([.P62]) ) );  IF( LEN(T([.Q62]))=0;&quot;&quot;;CONCATENATE( &quot;/&quot; ; T([.Q62]) ) );  IF( LEN(T([.R62]))=0;&quot;&quot;;CONCATENATE( &quot;/&quot; ; T([.R62]) ) );   IF( LEN(T([.S62]))=0;&quot;&quot;;CONCATENATE( &quot;/&quot; ; T([.S62]) ) ) )">
            <text:p/>
          </table:table-cell>
          <table:table-cell table:style-name="ce6" table:number-columns-repeated="7"/>
          <table:table-cell table:number-columns-repeated="4"/>
          <table:table-cell table:style-name="ce14" table:number-columns-repeated="4"/>
        </table:table-row>
        <table:table-row table:style-name="ro1">
          <table:table-cell table:number-columns-repeated="5"/>
          <table:table-cell table:style-name="ce3" office:value-type="float" office:value="61" calcext:value-type="float">
            <text:p>61</text:p>
          </table:table-cell>
          <table:table-cell table:number-columns-repeated="2"/>
          <table:table-cell table:style-name="ce6" office:value-type="string" calcext:value-type="string">
            <text:p>TST</text:p>
          </table:table-cell>
          <table:table-cell table:style-name="ce4" office:value-type="string" calcext:value-type="string">
            <text:p>S</text:p>
          </table:table-cell>
          <table:table-cell table:style-name="ce4"/>
          <table:table-cell table:style-name="ce11" table:formula="of:=CONCATENATE( T([.M63]);   IF( LEN(T([.N63]))=0;&quot;&quot;;CONCATENATE( &quot;/&quot; ; T([.N63]) ) );  IF( LEN(T([.O63]))=0;&quot;&quot;;CONCATENATE( &quot;/&quot; ; T([.O63]) ) );  IF( LEN(T([.P63]))=0;&quot;&quot;;CONCATENATE( &quot;/&quot; ; T([.P63]) ) );  IF( LEN(T([.Q63]))=0;&quot;&quot;;CONCATENATE( &quot;/&quot; ; T([.Q63]) ) );  IF( LEN(T([.R63]))=0;&quot;&quot;;CONCATENATE( &quot;/&quot; ; T([.R63]) ) );   IF( LEN(T([.S63]))=0;&quot;&quot;;CONCATENATE( &quot;/&quot; ; T([.S63]) ) ) )">
            <text:p/>
          </table:table-cell>
          <table:table-cell table:style-name="ce6" table:number-columns-repeated="7"/>
          <table:table-cell table:number-columns-repeated="4"/>
          <table:table-cell table:style-name="ce14" table:number-columns-repeated="4"/>
        </table:table-row>
        <table:table-row table:style-name="ro1">
          <table:table-cell table:number-columns-repeated="5"/>
          <table:table-cell table:style-name="ce3"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PC9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64]);   IF( LEN(T([.N64]))=0;&quot;&quot;;CONCATENATE( &quot;/&quot; ; T([.N64]) ) );  IF( LEN(T([.O64]))=0;&quot;&quot;;CONCATENATE( &quot;/&quot; ; T([.O64]) ) );  IF( LEN(T([.P64]))=0;&quot;&quot;;CONCATENATE( &quot;/&quot; ; T([.P64]) ) );  IF( LEN(T([.Q64]))=0;&quot;&quot;;CONCATENATE( &quot;/&quot; ; T([.Q64]) ) );  IF( LEN(T([.R64]))=0;&quot;&quot;;CONCATENATE( &quot;/&quot; ; T([.R64]) ) );   IF( LEN(T([.S64]))=0;&quot;&quot;;CONCATENATE( &quot;/&quot; ; T([.S64]) ) ) )" office:value-type="string" office:string-value="PC9/NANDOE" calcext:value-type="string">
            <text:p>PC9/NANDOE</text:p>
          </table:table-cell>
          <table:table-cell table:style-name="ce14" office:value-type="string" calcext:value-type="string">
            <text:p>PC9</text:p>
          </table:table-cell>
          <table:table-cell table:style-name="ce14" office:value-type="string" calcext:value-type="string">
            <text:p>NANDOE</text:p>
          </table:table-cell>
          <table:table-cell table:style-name="Default"/>
          <table:table-cell table:number-columns-repeated="8"/>
          <table:table-cell table:style-name="ce14" table:number-columns-repeated="4"/>
        </table:table-row>
        <table:table-row table:style-name="ro1">
          <table:table-cell table:number-columns-repeated="5"/>
          <table:table-cell table:style-name="ce3"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PA29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65]);   IF( LEN(T([.N65]))=0;&quot;&quot;;CONCATENATE( &quot;/&quot; ; T([.N65]) ) );  IF( LEN(T([.O65]))=0;&quot;&quot;;CONCATENATE( &quot;/&quot; ; T([.O65]) ) );  IF( LEN(T([.P65]))=0;&quot;&quot;;CONCATENATE( &quot;/&quot; ; T([.P65]) ) );  IF( LEN(T([.Q65]))=0;&quot;&quot;;CONCATENATE( &quot;/&quot; ; T([.Q65]) ) );  IF( LEN(T([.R65]))=0;&quot;&quot;;CONCATENATE( &quot;/&quot; ; T([.R65]) ) );   IF( LEN(T([.S65]))=0;&quot;&quot;;CONCATENATE( &quot;/&quot; ; T([.S65]) ) ) )" office:value-type="string" office:string-value="PA29/RI1/TCLK2/MCCK/PIODC5" calcext:value-type="string">
            <text:p>PA29/RI1/TCLK2/MCCK/PIODC5</text:p>
          </table:table-cell>
          <table:table-cell table:style-name="ce14" office:value-type="string" calcext:value-type="string">
            <text:p>PA29</text:p>
          </table:table-cell>
          <table:table-cell table:style-name="ce14" office:value-type="string" calcext:value-type="string">
            <text:p>RI1</text:p>
          </table:table-cell>
          <table:table-cell table:style-name="ce14" office:value-type="string" calcext:value-type="string">
            <text:p>TCLK2</text:p>
          </table:table-cell>
          <table:table-cell table:style-name="ce14" office:value-type="string" calcext:value-type="string">
            <text:p>MCCK</text:p>
          </table:table-cell>
          <table:table-cell table:style-name="ce14"/>
          <table:table-cell table:style-name="ce14" office:value-type="string" calcext:value-type="string">
            <text:p>PIODC5</text:p>
          </table:table-cell>
          <table:table-cell table:style-name="ce14"/>
          <table:table-cell table:number-columns-repeated="4"/>
          <table:table-cell table:style-name="ce14" table:number-columns-repeated="4"/>
        </table:table-row>
        <table:table-row table:style-name="ro1">
          <table:table-cell table:number-columns-repeated="5"/>
          <table:table-cell table:style-name="ce3"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PA30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66]);   IF( LEN(T([.N66]))=0;&quot;&quot;;CONCATENATE( &quot;/&quot; ; T([.N66]) ) );  IF( LEN(T([.O66]))=0;&quot;&quot;;CONCATENATE( &quot;/&quot; ; T([.O66]) ) );  IF( LEN(T([.P66]))=0;&quot;&quot;;CONCATENATE( &quot;/&quot; ; T([.P66]) ) );  IF( LEN(T([.Q66]))=0;&quot;&quot;;CONCATENATE( &quot;/&quot; ; T([.Q66]) ) );  IF( LEN(T([.R66]))=0;&quot;&quot;;CONCATENATE( &quot;/&quot; ; T([.R66]) ) );   IF( LEN(T([.S66]))=0;&quot;&quot;;CONCATENATE( &quot;/&quot; ; T([.S66]) ) ) )" office:value-type="string" office:string-value="PA30/PWML2/NPCS2/MCDA0/WKUP11/PIODC6" calcext:value-type="string">
            <text:p>PA30/PWML2/NPCS2/MCDA0/WKUP11/PIODC6</text:p>
          </table:table-cell>
          <table:table-cell table:style-name="ce14" office:value-type="string" calcext:value-type="string">
            <text:p>PA30</text:p>
          </table:table-cell>
          <table:table-cell table:style-name="ce14" office:value-type="string" calcext:value-type="string">
            <text:p>PWML2</text:p>
          </table:table-cell>
          <table:table-cell table:style-name="ce14" office:value-type="string" calcext:value-type="string">
            <text:p>NPCS2</text:p>
          </table:table-cell>
          <table:table-cell table:style-name="ce14" office:value-type="string" calcext:value-type="string">
            <text:p>MCDA0</text:p>
          </table:table-cell>
          <table:table-cell table:style-name="ce14"/>
          <table:table-cell table:style-name="ce14" office:value-type="string" calcext:value-type="string">
            <text:p>WKUP11/PIODC6</text:p>
          </table:table-cell>
          <table:table-cell table:style-name="ce14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PC10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67]);   IF( LEN(T([.N67]))=0;&quot;&quot;;CONCATENATE( &quot;/&quot; ; T([.N67]) ) );  IF( LEN(T([.O67]))=0;&quot;&quot;;CONCATENATE( &quot;/&quot; ; T([.O67]) ) );  IF( LEN(T([.P67]))=0;&quot;&quot;;CONCATENATE( &quot;/&quot; ; T([.P67]) ) );  IF( LEN(T([.Q67]))=0;&quot;&quot;;CONCATENATE( &quot;/&quot; ; T([.Q67]) ) );  IF( LEN(T([.R67]))=0;&quot;&quot;;CONCATENATE( &quot;/&quot; ; T([.R67]) ) );   IF( LEN(T([.S67]))=0;&quot;&quot;;CONCATENATE( &quot;/&quot; ; T([.S67]) ) ) )" office:value-type="string" office:string-value="PC10/NANDWE" calcext:value-type="string">
            <text:p>PC10/NANDWE</text:p>
          </table:table-cell>
          <table:table-cell table:style-name="ce14" office:value-type="string" calcext:value-type="string">
            <text:p>PC10</text:p>
          </table:table-cell>
          <table:table-cell table:style-name="ce14" office:value-type="string" calcext:value-type="string">
            <text:p>NANDWE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ce3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PA3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68]);   IF( LEN(T([.N68]))=0;&quot;&quot;;CONCATENATE( &quot;/&quot; ; T([.N68]) ) );  IF( LEN(T([.O68]))=0;&quot;&quot;;CONCATENATE( &quot;/&quot; ; T([.O68]) ) );  IF( LEN(T([.P68]))=0;&quot;&quot;;CONCATENATE( &quot;/&quot; ; T([.P68]) ) );  IF( LEN(T([.Q68]))=0;&quot;&quot;;CONCATENATE( &quot;/&quot; ; T([.Q68]) ) );  IF( LEN(T([.R68]))=0;&quot;&quot;;CONCATENATE( &quot;/&quot; ; T([.R68]) ) );   IF( LEN(T([.S68]))=0;&quot;&quot;;CONCATENATE( &quot;/&quot; ; T([.S68]) ) ) )" office:value-type="string" office:string-value="PA3/TWD0/NPCS3" calcext:value-type="string">
            <text:p>PA3/TWD0/NPCS3</text:p>
          </table:table-cell>
          <table:table-cell table:style-name="ce14" office:value-type="string" calcext:value-type="string">
            <text:p>PA3</text:p>
          </table:table-cell>
          <table:table-cell table:style-name="ce14" office:value-type="string" calcext:value-type="string">
            <text:p>TWD0</text:p>
          </table:table-cell>
          <table:table-cell table:style-name="ce14" office:value-type="string" calcext:value-type="string">
            <text:p>NPCS3</text:p>
          </table:table-cell>
          <table:table-cell table:style-name="ce14" table:number-columns-repeated="4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PA2/PGMEN2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69]);   IF( LEN(T([.N69]))=0;&quot;&quot;;CONCATENATE( &quot;/&quot; ; T([.N69]) ) );  IF( LEN(T([.O69]))=0;&quot;&quot;;CONCATENATE( &quot;/&quot; ; T([.O69]) ) );  IF( LEN(T([.P69]))=0;&quot;&quot;;CONCATENATE( &quot;/&quot; ; T([.P69]) ) );  IF( LEN(T([.Q69]))=0;&quot;&quot;;CONCATENATE( &quot;/&quot; ; T([.Q69]) ) );  IF( LEN(T([.R69]))=0;&quot;&quot;;CONCATENATE( &quot;/&quot; ; T([.R69]) ) );   IF( LEN(T([.S69]))=0;&quot;&quot;;CONCATENATE( &quot;/&quot; ; T([.S69]) ) ) )" office:value-type="string" office:string-value="PA2/PWMH2/SCK0/DATRG/WKUP2" calcext:value-type="string">
            <text:p>PA2/PWMH2/SCK0/DATRG/WKUP2</text:p>
          </table:table-cell>
          <table:table-cell table:style-name="ce14" office:value-type="string" calcext:value-type="string">
            <text:p>PA2</text:p>
          </table:table-cell>
          <table:table-cell table:style-name="ce14" office:value-type="string" calcext:value-type="string">
            <text:p>PWMH2</text:p>
          </table:table-cell>
          <table:table-cell table:style-name="ce14" office:value-type="string" calcext:value-type="string">
            <text:p>SCK0</text:p>
          </table:table-cell>
          <table:table-cell table:style-name="ce14" office:value-type="string" calcext:value-type="string">
            <text:p>DATRG</text:p>
          </table:table-cell>
          <table:table-cell table:style-name="ce14"/>
          <table:table-cell table:style-name="ce14" office:value-type="string" calcext:value-type="string">
            <text:p>WKUP2</text:p>
          </table:table-cell>
          <table:table-cell table:style-name="ce14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PC11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70]);   IF( LEN(T([.N70]))=0;&quot;&quot;;CONCATENATE( &quot;/&quot; ; T([.N70]) ) );  IF( LEN(T([.O70]))=0;&quot;&quot;;CONCATENATE( &quot;/&quot; ; T([.O70]) ) );  IF( LEN(T([.P70]))=0;&quot;&quot;;CONCATENATE( &quot;/&quot; ; T([.P70]) ) );  IF( LEN(T([.Q70]))=0;&quot;&quot;;CONCATENATE( &quot;/&quot; ; T([.Q70]) ) );  IF( LEN(T([.R70]))=0;&quot;&quot;;CONCATENATE( &quot;/&quot; ; T([.R70]) ) );   IF( LEN(T([.S70]))=0;&quot;&quot;;CONCATENATE( &quot;/&quot; ; T([.S70]) ) ) )" office:value-type="string" office:string-value="PC11/NRD" calcext:value-type="string">
            <text:p>PC11/NRD</text:p>
          </table:table-cell>
          <table:table-cell table:style-name="ce14" office:value-type="string" calcext:value-type="string">
            <text:p>PC11</text:p>
          </table:table-cell>
          <table:table-cell table:style-name="ce14" office:value-type="string" calcext:value-type="string">
            <text:p>NRD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ce3" office:value-type="float" office:value="69" calcext:value-type="float">
            <text:p>69</text:p>
          </table:table-cell>
          <table:table-cell table:number-columns-repeated="2"/>
          <table:table-cell table:style-name="ce6" office:value-type="string" calcext:value-type="string">
            <text:p>VDDIO</text:p>
          </table:table-cell>
          <table:table-cell table:style-name="ce4" office:value-type="string" calcext:value-type="string">
            <text:p>S</text:p>
          </table:table-cell>
          <table:table-cell table:style-name="ce4"/>
          <table:table-cell table:style-name="ce11" table:formula="of:=CONCATENATE( T([.M71]);   IF( LEN(T([.N71]))=0;&quot;&quot;;CONCATENATE( &quot;/&quot; ; T([.N71]) ) );  IF( LEN(T([.O71]))=0;&quot;&quot;;CONCATENATE( &quot;/&quot; ; T([.O71]) ) );  IF( LEN(T([.P71]))=0;&quot;&quot;;CONCATENATE( &quot;/&quot; ; T([.P71]) ) );  IF( LEN(T([.Q71]))=0;&quot;&quot;;CONCATENATE( &quot;/&quot; ; T([.Q71]) ) );  IF( LEN(T([.R71]))=0;&quot;&quot;;CONCATENATE( &quot;/&quot; ; T([.R71]) ) );   IF( LEN(T([.S71]))=0;&quot;&quot;;CONCATENATE( &quot;/&quot; ; T([.S71]) ) ) )">
            <text:p/>
          </table:table-cell>
          <table:table-cell table:style-name="ce6" table:number-columns-repeated="7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70" calcext:value-type="float">
            <text:p>70</text:p>
          </table:table-cell>
          <table:table-cell table:number-columns-repeated="2"/>
          <table:table-cell table:style-name="ce6" office:value-type="string" calcext:value-type="string">
            <text:p>GND</text:p>
          </table:table-cell>
          <table:table-cell table:style-name="ce4" office:value-type="string" calcext:value-type="string">
            <text:p>S</text:p>
          </table:table-cell>
          <table:table-cell table:style-name="ce4"/>
          <table:table-cell table:style-name="ce11" table:formula="of:=CONCATENATE( T([.M72]);   IF( LEN(T([.N72]))=0;&quot;&quot;;CONCATENATE( &quot;/&quot; ; T([.N72]) ) );  IF( LEN(T([.O72]))=0;&quot;&quot;;CONCATENATE( &quot;/&quot; ; T([.O72]) ) );  IF( LEN(T([.P72]))=0;&quot;&quot;;CONCATENATE( &quot;/&quot; ; T([.P72]) ) );  IF( LEN(T([.Q72]))=0;&quot;&quot;;CONCATENATE( &quot;/&quot; ; T([.Q72]) ) );  IF( LEN(T([.R72]))=0;&quot;&quot;;CONCATENATE( &quot;/&quot; ; T([.R72]) ) );   IF( LEN(T([.S72]))=0;&quot;&quot;;CONCATENATE( &quot;/&quot; ; T([.S72]) ) ) )">
            <text:p/>
          </table:table-cell>
          <table:table-cell table:style-name="ce6" table:number-columns-repeated="7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PC14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73]);   IF( LEN(T([.N73]))=0;&quot;&quot;;CONCATENATE( &quot;/&quot; ; T([.N73]) ) );  IF( LEN(T([.O73]))=0;&quot;&quot;;CONCATENATE( &quot;/&quot; ; T([.O73]) ) );  IF( LEN(T([.P73]))=0;&quot;&quot;;CONCATENATE( &quot;/&quot; ; T([.P73]) ) );  IF( LEN(T([.Q73]))=0;&quot;&quot;;CONCATENATE( &quot;/&quot; ; T([.Q73]) ) );  IF( LEN(T([.R73]))=0;&quot;&quot;;CONCATENATE( &quot;/&quot; ; T([.R73]) ) );   IF( LEN(T([.S73]))=0;&quot;&quot;;CONCATENATE( &quot;/&quot; ; T([.S73]) ) ) )" office:value-type="string" office:string-value="PC14/NCS0" calcext:value-type="string">
            <text:p>PC14/NCS0</text:p>
          </table:table-cell>
          <table:table-cell table:style-name="ce14" office:value-type="string" calcext:value-type="string">
            <text:p>PC14</text:p>
          </table:table-cell>
          <table:table-cell table:style-name="ce14" office:value-type="string" calcext:value-type="string">
            <text:p>NCS0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ce3"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PA1/PGMEN1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74]);   IF( LEN(T([.N74]))=0;&quot;&quot;;CONCATENATE( &quot;/&quot; ; T([.N74]) ) );  IF( LEN(T([.O74]))=0;&quot;&quot;;CONCATENATE( &quot;/&quot; ; T([.O74]) ) );  IF( LEN(T([.P74]))=0;&quot;&quot;;CONCATENATE( &quot;/&quot; ; T([.P74]) ) );  IF( LEN(T([.Q74]))=0;&quot;&quot;;CONCATENATE( &quot;/&quot; ; T([.Q74]) ) );  IF( LEN(T([.R74]))=0;&quot;&quot;;CONCATENATE( &quot;/&quot; ; T([.R74]) ) );   IF( LEN(T([.S74]))=0;&quot;&quot;;CONCATENATE( &quot;/&quot; ; T([.S74]) ) ) )" office:value-type="string" office:string-value="PA1/PWMH1/TIOB0/A18/WKUP1" calcext:value-type="string">
            <text:p>PA1/PWMH1/TIOB0/A18/WKUP1</text:p>
          </table:table-cell>
          <table:table-cell table:style-name="ce14" office:value-type="string" calcext:value-type="string">
            <text:p>PA1</text:p>
          </table:table-cell>
          <table:table-cell table:style-name="ce14" office:value-type="string" calcext:value-type="string">
            <text:p>PWMH1</text:p>
          </table:table-cell>
          <table:table-cell table:style-name="ce14" office:value-type="string" calcext:value-type="string">
            <text:p>TIOB0</text:p>
          </table:table-cell>
          <table:table-cell table:style-name="ce14" office:value-type="string" calcext:value-type="string">
            <text:p>A18</text:p>
          </table:table-cell>
          <table:table-cell table:style-name="ce14"/>
          <table:table-cell table:style-name="ce14" office:value-type="string" calcext:value-type="string">
            <text:p>WKUP1</text:p>
          </table:table-cell>
          <table:table-cell table:style-name="ce14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73" calcext:value-type="float">
            <text:p>73</text:p>
          </table:table-cell>
          <table:table-cell table:number-columns-repeated="2"/>
          <table:table-cell table:style-name="ce3" office:value-type="string" calcext:value-type="string">
            <text:p>PC16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75]);   IF( LEN(T([.N75]))=0;&quot;&quot;;CONCATENATE( &quot;/&quot; ; T([.N75]) ) );  IF( LEN(T([.O75]))=0;&quot;&quot;;CONCATENATE( &quot;/&quot; ; T([.O75]) ) );  IF( LEN(T([.P75]))=0;&quot;&quot;;CONCATENATE( &quot;/&quot; ; T([.P75]) ) );  IF( LEN(T([.Q75]))=0;&quot;&quot;;CONCATENATE( &quot;/&quot; ; T([.Q75]) ) );  IF( LEN(T([.R75]))=0;&quot;&quot;;CONCATENATE( &quot;/&quot; ; T([.R75]) ) );   IF( LEN(T([.S75]))=0;&quot;&quot;;CONCATENATE( &quot;/&quot; ; T([.S75]) ) ) )" office:value-type="string" office:string-value="PC16/A21/NANDALE" calcext:value-type="string">
            <text:p>PC16/A21/NANDALE</text:p>
          </table:table-cell>
          <table:table-cell table:style-name="ce14" office:value-type="string" calcext:value-type="string">
            <text:p>PC16</text:p>
          </table:table-cell>
          <table:table-cell table:style-name="ce14" office:value-type="string" calcext:value-type="string">
            <text:p>A21/NANDALE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ce3" office:value-type="float" office:value="74" calcext:value-type="float">
            <text:p>74</text:p>
          </table:table-cell>
          <table:table-cell table:number-columns-repeated="2"/>
          <table:table-cell table:style-name="ce3" office:value-type="string" calcext:value-type="string">
            <text:p>PA0/PGMEN0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76]);   IF( LEN(T([.N76]))=0;&quot;&quot;;CONCATENATE( &quot;/&quot; ; T([.N76]) ) );  IF( LEN(T([.O76]))=0;&quot;&quot;;CONCATENATE( &quot;/&quot; ; T([.O76]) ) );  IF( LEN(T([.P76]))=0;&quot;&quot;;CONCATENATE( &quot;/&quot; ; T([.P76]) ) );  IF( LEN(T([.Q76]))=0;&quot;&quot;;CONCATENATE( &quot;/&quot; ; T([.Q76]) ) );  IF( LEN(T([.R76]))=0;&quot;&quot;;CONCATENATE( &quot;/&quot; ; T([.R76]) ) );   IF( LEN(T([.S76]))=0;&quot;&quot;;CONCATENATE( &quot;/&quot; ; T([.S76]) ) ) )" office:value-type="string" office:string-value="PA0/PWMH0/TIOA0/A17/WKUP0" calcext:value-type="string">
            <text:p>PA0/PWMH0/TIOA0/A17/WKUP0</text:p>
          </table:table-cell>
          <table:table-cell table:style-name="ce14" office:value-type="string" calcext:value-type="string">
            <text:p>PA0</text:p>
          </table:table-cell>
          <table:table-cell table:style-name="ce14" office:value-type="string" calcext:value-type="string">
            <text:p>PWMH0</text:p>
          </table:table-cell>
          <table:table-cell table:style-name="ce14" office:value-type="string" calcext:value-type="string">
            <text:p>TIOA0</text:p>
          </table:table-cell>
          <table:table-cell table:style-name="ce14" office:value-type="string" calcext:value-type="string">
            <text:p>A17</text:p>
          </table:table-cell>
          <table:table-cell table:style-name="ce14"/>
          <table:table-cell table:style-name="ce14" office:value-type="string" calcext:value-type="string">
            <text:p>WKUP0</text:p>
          </table:table-cell>
          <table:table-cell table:style-name="ce14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PC17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77]);   IF( LEN(T([.N77]))=0;&quot;&quot;;CONCATENATE( &quot;/&quot; ; T([.N77]) ) );  IF( LEN(T([.O77]))=0;&quot;&quot;;CONCATENATE( &quot;/&quot; ; T([.O77]) ) );  IF( LEN(T([.P77]))=0;&quot;&quot;;CONCATENATE( &quot;/&quot; ; T([.P77]) ) );  IF( LEN(T([.Q77]))=0;&quot;&quot;;CONCATENATE( &quot;/&quot; ; T([.Q77]) ) );  IF( LEN(T([.R77]))=0;&quot;&quot;;CONCATENATE( &quot;/&quot; ; T([.R77]) ) );   IF( LEN(T([.S77]))=0;&quot;&quot;;CONCATENATE( &quot;/&quot; ; T([.S77]) ) ) )" office:value-type="string" office:string-value="PC17/A22/NANDCLE" calcext:value-type="string">
            <text:p>PC17/A22/NANDCLE</text:p>
          </table:table-cell>
          <table:table-cell table:style-name="ce14" office:value-type="string" calcext:value-type="string">
            <text:p>PC17</text:p>
          </table:table-cell>
          <table:table-cell table:style-name="ce14" office:value-type="string" calcext:value-type="string">
            <text:p>A22/NANDCLE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ce3" office:value-type="float" office:value="76" calcext:value-type="float">
            <text:p>76</text:p>
          </table:table-cell>
          <table:table-cell table:number-columns-repeated="2"/>
          <table:table-cell table:style-name="ce3" office:value-type="string" calcext:value-type="string">
            <text:p>TDO/TRACESWO/PB5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78]);   IF( LEN(T([.N78]))=0;&quot;&quot;;CONCATENATE( &quot;/&quot; ; T([.N78]) ) );  IF( LEN(T([.O78]))=0;&quot;&quot;;CONCATENATE( &quot;/&quot; ; T([.O78]) ) );  IF( LEN(T([.P78]))=0;&quot;&quot;;CONCATENATE( &quot;/&quot; ; T([.P78]) ) );  IF( LEN(T([.Q78]))=0;&quot;&quot;;CONCATENATE( &quot;/&quot; ; T([.Q78]) ) );  IF( LEN(T([.R78]))=0;&quot;&quot;;CONCATENATE( &quot;/&quot; ; T([.R78]) ) );   IF( LEN(T([.S78]))=0;&quot;&quot;;CONCATENATE( &quot;/&quot; ; T([.S78]) ) ) )" office:value-type="string" office:string-value="PB5/TWCK1/PWML0/WKUP13/TDO/TRACESWO" calcext:value-type="string">
            <text:p>PB5/TWCK1/PWML0/WKUP13/TDO/TRACESWO</text:p>
          </table:table-cell>
          <table:table-cell table:style-name="ce14" office:value-type="string" calcext:value-type="string">
            <text:p>PB5</text:p>
          </table:table-cell>
          <table:table-cell table:style-name="ce14" office:value-type="string" calcext:value-type="string">
            <text:p>TWCK1</text:p>
          </table:table-cell>
          <table:table-cell table:style-name="ce14" office:value-type="string" calcext:value-type="string">
            <text:p>PWML0</text:p>
          </table:table-cell>
          <table:table-cell table:style-name="ce14" table:number-columns-repeated="2"/>
          <table:table-cell table:style-name="ce14" office:value-type="string" calcext:value-type="string">
            <text:p>WKUP13</text:p>
          </table:table-cell>
          <table:table-cell table:style-name="ce14" office:value-type="string" calcext:value-type="string">
            <text:p>TDO/TRACESWO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77" calcext:value-type="float">
            <text:p>77</text:p>
          </table:table-cell>
          <table:table-cell table:number-columns-repeated="2"/>
          <table:table-cell table:style-name="ce7" office:value-type="string" calcext:value-type="string">
            <text:p>JTAGSEL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13" table:formula="of:=CONCATENATE( T([.M79]);   IF( LEN(T([.N79]))=0;&quot;&quot;;CONCATENATE( &quot;/&quot; ; T([.N79]) ) );  IF( LEN(T([.O79]))=0;&quot;&quot;;CONCATENATE( &quot;/&quot; ; T([.O79]) ) );  IF( LEN(T([.P79]))=0;&quot;&quot;;CONCATENATE( &quot;/&quot; ; T([.P79]) ) );  IF( LEN(T([.Q79]))=0;&quot;&quot;;CONCATENATE( &quot;/&quot; ; T([.Q79]) ) );  IF( LEN(T([.R79]))=0;&quot;&quot;;CONCATENATE( &quot;/&quot; ; T([.R79]) ) );   IF( LEN(T([.S79]))=0;&quot;&quot;;CONCATENATE( &quot;/&quot; ; T([.S79]) ) ) )">
            <text:p/>
          </table:table-cell>
          <table:table-cell table:style-name="ce7" table:number-columns-repeated="7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PC18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80]);   IF( LEN(T([.N80]))=0;&quot;&quot;;CONCATENATE( &quot;/&quot; ; T([.N80]) ) );  IF( LEN(T([.O80]))=0;&quot;&quot;;CONCATENATE( &quot;/&quot; ; T([.O80]) ) );  IF( LEN(T([.P80]))=0;&quot;&quot;;CONCATENATE( &quot;/&quot; ; T([.P80]) ) );  IF( LEN(T([.Q80]))=0;&quot;&quot;;CONCATENATE( &quot;/&quot; ; T([.Q80]) ) );  IF( LEN(T([.R80]))=0;&quot;&quot;;CONCATENATE( &quot;/&quot; ; T([.R80]) ) );   IF( LEN(T([.S80]))=0;&quot;&quot;;CONCATENATE( &quot;/&quot; ; T([.S80]) ) ) )" office:value-type="string" office:string-value="PC18/A0/PWMH0" calcext:value-type="string">
            <text:p>PC18/A0/PWMH0</text:p>
          </table:table-cell>
          <table:table-cell table:style-name="ce14" office:value-type="string" calcext:value-type="string">
            <text:p>PC18</text:p>
          </table:table-cell>
          <table:table-cell table:style-name="ce14" office:value-type="string" calcext:value-type="string">
            <text:p>A0</text:p>
          </table:table-cell>
          <table:table-cell table:style-name="ce14" office:value-type="string" calcext:value-type="string">
            <text:p>PWMH0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3"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TMS/SWDIO/PB6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81]);   IF( LEN(T([.N81]))=0;&quot;&quot;;CONCATENATE( &quot;/&quot; ; T([.N81]) ) );  IF( LEN(T([.O81]))=0;&quot;&quot;;CONCATENATE( &quot;/&quot; ; T([.O81]) ) );  IF( LEN(T([.P81]))=0;&quot;&quot;;CONCATENATE( &quot;/&quot; ; T([.P81]) ) );  IF( LEN(T([.Q81]))=0;&quot;&quot;;CONCATENATE( &quot;/&quot; ; T([.Q81]) ) );  IF( LEN(T([.R81]))=0;&quot;&quot;;CONCATENATE( &quot;/&quot; ; T([.R81]) ) );   IF( LEN(T([.S81]))=0;&quot;&quot;;CONCATENATE( &quot;/&quot; ; T([.S81]) ) ) )" office:value-type="string" office:string-value="PB6/TMS/SWDIO" calcext:value-type="string">
            <text:p>PB6/TMS/SWDIO</text:p>
          </table:table-cell>
          <table:table-cell table:style-name="ce14" office:value-type="string" calcext:value-type="string">
            <text:p>PB6</text:p>
          </table:table-cell>
          <table:table-cell table:style-name="ce14" table:number-columns-repeated="5"/>
          <table:table-cell table:style-name="ce14" office:value-type="string" calcext:value-type="string">
            <text:p>TMS/SWDIO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PC19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82]);   IF( LEN(T([.N82]))=0;&quot;&quot;;CONCATENATE( &quot;/&quot; ; T([.N82]) ) );  IF( LEN(T([.O82]))=0;&quot;&quot;;CONCATENATE( &quot;/&quot; ; T([.O82]) ) );  IF( LEN(T([.P82]))=0;&quot;&quot;;CONCATENATE( &quot;/&quot; ; T([.P82]) ) );  IF( LEN(T([.Q82]))=0;&quot;&quot;;CONCATENATE( &quot;/&quot; ; T([.Q82]) ) );  IF( LEN(T([.R82]))=0;&quot;&quot;;CONCATENATE( &quot;/&quot; ; T([.R82]) ) );   IF( LEN(T([.S82]))=0;&quot;&quot;;CONCATENATE( &quot;/&quot; ; T([.S82]) ) ) )" office:value-type="string" office:string-value="PC19/A1/PWMH1" calcext:value-type="string">
            <text:p>PC19/A1/PWMH1</text:p>
          </table:table-cell>
          <table:table-cell table:style-name="ce14" office:value-type="string" calcext:value-type="string">
            <text:p>PC19</text:p>
          </table:table-cell>
          <table:table-cell table:style-name="ce14" office:value-type="string" calcext:value-type="string">
            <text:p>A1</text:p>
          </table:table-cell>
          <table:table-cell table:style-name="ce14" office:value-type="string" calcext:value-type="string">
            <text:p>PWMH1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3"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PA31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83]);   IF( LEN(T([.N83]))=0;&quot;&quot;;CONCATENATE( &quot;/&quot; ; T([.N83]) ) );  IF( LEN(T([.O83]))=0;&quot;&quot;;CONCATENATE( &quot;/&quot; ; T([.O83]) ) );  IF( LEN(T([.P83]))=0;&quot;&quot;;CONCATENATE( &quot;/&quot; ; T([.P83]) ) );  IF( LEN(T([.Q83]))=0;&quot;&quot;;CONCATENATE( &quot;/&quot; ; T([.Q83]) ) );  IF( LEN(T([.R83]))=0;&quot;&quot;;CONCATENATE( &quot;/&quot; ; T([.R83]) ) );   IF( LEN(T([.S83]))=0;&quot;&quot;;CONCATENATE( &quot;/&quot; ; T([.S83]) ) ) )" office:value-type="string" office:string-value="PA31/NPCS1/PCK2/MCDA1/PIODC7" calcext:value-type="string">
            <text:p>PA31/NPCS1/PCK2/MCDA1/PIODC7</text:p>
          </table:table-cell>
          <table:table-cell table:style-name="ce14" office:value-type="string" calcext:value-type="string">
            <text:p>PA31</text:p>
          </table:table-cell>
          <table:table-cell table:style-name="ce14" office:value-type="string" calcext:value-type="string">
            <text:p>NPCS1</text:p>
          </table:table-cell>
          <table:table-cell table:style-name="ce14" office:value-type="string" calcext:value-type="string">
            <text:p>PCK2</text:p>
          </table:table-cell>
          <table:table-cell table:style-name="ce14" office:value-type="string" calcext:value-type="string">
            <text:p>MCDA1</text:p>
          </table:table-cell>
          <table:table-cell table:style-name="ce14"/>
          <table:table-cell table:style-name="ce14" office:value-type="string" calcext:value-type="string">
            <text:p>PIODC7</text:p>
          </table:table-cell>
          <table:table-cell table:style-name="ce14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PC20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84]);   IF( LEN(T([.N84]))=0;&quot;&quot;;CONCATENATE( &quot;/&quot; ; T([.N84]) ) );  IF( LEN(T([.O84]))=0;&quot;&quot;;CONCATENATE( &quot;/&quot; ; T([.O84]) ) );  IF( LEN(T([.P84]))=0;&quot;&quot;;CONCATENATE( &quot;/&quot; ; T([.P84]) ) );  IF( LEN(T([.Q84]))=0;&quot;&quot;;CONCATENATE( &quot;/&quot; ; T([.Q84]) ) );  IF( LEN(T([.R84]))=0;&quot;&quot;;CONCATENATE( &quot;/&quot; ; T([.R84]) ) );   IF( LEN(T([.S84]))=0;&quot;&quot;;CONCATENATE( &quot;/&quot; ; T([.S84]) ) ) )" office:value-type="string" office:string-value="PC20/A2/PWMH2" calcext:value-type="string">
            <text:p>PC20/A2/PWMH2</text:p>
          </table:table-cell>
          <table:table-cell table:style-name="ce14" office:value-type="string" calcext:value-type="string">
            <text:p>PC20</text:p>
          </table:table-cell>
          <table:table-cell table:style-name="ce14" office:value-type="string" calcext:value-type="string">
            <text:p>A2</text:p>
          </table:table-cell>
          <table:table-cell table:style-name="ce14" office:value-type="string" calcext:value-type="string">
            <text:p>PWMH2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3"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TCK/SWCLK/PB7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85]);   IF( LEN(T([.N85]))=0;&quot;&quot;;CONCATENATE( &quot;/&quot; ; T([.N85]) ) );  IF( LEN(T([.O85]))=0;&quot;&quot;;CONCATENATE( &quot;/&quot; ; T([.O85]) ) );  IF( LEN(T([.P85]))=0;&quot;&quot;;CONCATENATE( &quot;/&quot; ; T([.P85]) ) );  IF( LEN(T([.Q85]))=0;&quot;&quot;;CONCATENATE( &quot;/&quot; ; T([.Q85]) ) );  IF( LEN(T([.R85]))=0;&quot;&quot;;CONCATENATE( &quot;/&quot; ; T([.R85]) ) );   IF( LEN(T([.S85]))=0;&quot;&quot;;CONCATENATE( &quot;/&quot; ; T([.S85]) ) ) )" office:value-type="string" office:string-value="PB7/TCK/SWCLK" calcext:value-type="string">
            <text:p>PB7/TCK/SWCLK</text:p>
          </table:table-cell>
          <table:table-cell table:style-name="ce14" office:value-type="string" calcext:value-type="string">
            <text:p>PB7</text:p>
          </table:table-cell>
          <table:table-cell table:style-name="ce14" table:number-columns-repeated="5"/>
          <table:table-cell table:style-name="ce14" office:value-type="string" calcext:value-type="string">
            <text:p>TCK/SWCLK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PC21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86]);   IF( LEN(T([.N86]))=0;&quot;&quot;;CONCATENATE( &quot;/&quot; ; T([.N86]) ) );  IF( LEN(T([.O86]))=0;&quot;&quot;;CONCATENATE( &quot;/&quot; ; T([.O86]) ) );  IF( LEN(T([.P86]))=0;&quot;&quot;;CONCATENATE( &quot;/&quot; ; T([.P86]) ) );  IF( LEN(T([.Q86]))=0;&quot;&quot;;CONCATENATE( &quot;/&quot; ; T([.Q86]) ) );  IF( LEN(T([.R86]))=0;&quot;&quot;;CONCATENATE( &quot;/&quot; ; T([.R86]) ) );   IF( LEN(T([.S86]))=0;&quot;&quot;;CONCATENATE( &quot;/&quot; ; T([.S86]) ) ) )" office:value-type="string" office:string-value="PC21/A3/PWMH3" calcext:value-type="string">
            <text:p>PC21/A3/PWMH3</text:p>
          </table:table-cell>
          <table:table-cell table:style-name="ce14" office:value-type="string" calcext:value-type="string">
            <text:p>PC21</text:p>
          </table:table-cell>
          <table:table-cell table:style-name="ce14" office:value-type="string" calcext:value-type="string">
            <text:p>A3</text:p>
          </table:table-cell>
          <table:table-cell table:style-name="ce14" office:value-type="string" calcext:value-type="string">
            <text:p>PWMH3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3" office:value-type="float" office:value="85" calcext:value-type="float">
            <text:p>85</text:p>
          </table:table-cell>
          <table:table-cell table:number-columns-repeated="2"/>
          <table:table-cell table:style-name="ce6" office:value-type="string" calcext:value-type="string">
            <text:p>VDDCORE</text:p>
          </table:table-cell>
          <table:table-cell table:style-name="ce4" office:value-type="string" calcext:value-type="string">
            <text:p>S</text:p>
          </table:table-cell>
          <table:table-cell table:style-name="ce4"/>
          <table:table-cell table:style-name="ce11" table:formula="of:=CONCATENATE( T([.M87]);   IF( LEN(T([.N87]))=0;&quot;&quot;;CONCATENATE( &quot;/&quot; ; T([.N87]) ) );  IF( LEN(T([.O87]))=0;&quot;&quot;;CONCATENATE( &quot;/&quot; ; T([.O87]) ) );  IF( LEN(T([.P87]))=0;&quot;&quot;;CONCATENATE( &quot;/&quot; ; T([.P87]) ) );  IF( LEN(T([.Q87]))=0;&quot;&quot;;CONCATENATE( &quot;/&quot; ; T([.Q87]) ) );  IF( LEN(T([.R87]))=0;&quot;&quot;;CONCATENATE( &quot;/&quot; ; T([.R87]) ) );   IF( LEN(T([.S87]))=0;&quot;&quot;;CONCATENATE( &quot;/&quot; ; T([.S87]) ) ) )">
            <text:p/>
          </table:table-cell>
          <table:table-cell table:style-name="ce6" table:number-columns-repeated="7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PC22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88]);   IF( LEN(T([.N88]))=0;&quot;&quot;;CONCATENATE( &quot;/&quot; ; T([.N88]) ) );  IF( LEN(T([.O88]))=0;&quot;&quot;;CONCATENATE( &quot;/&quot; ; T([.O88]) ) );  IF( LEN(T([.P88]))=0;&quot;&quot;;CONCATENATE( &quot;/&quot; ; T([.P88]) ) );  IF( LEN(T([.Q88]))=0;&quot;&quot;;CONCATENATE( &quot;/&quot; ; T([.Q88]) ) );  IF( LEN(T([.R88]))=0;&quot;&quot;;CONCATENATE( &quot;/&quot; ; T([.R88]) ) );   IF( LEN(T([.S88]))=0;&quot;&quot;;CONCATENATE( &quot;/&quot; ; T([.S88]) ) ) )" office:value-type="string" office:string-value="PC22/A4/PWML3" calcext:value-type="string">
            <text:p>PC22/A4/PWML3</text:p>
          </table:table-cell>
          <table:table-cell table:style-name="ce14" office:value-type="string" calcext:value-type="string">
            <text:p>PC22</text:p>
          </table:table-cell>
          <table:table-cell table:style-name="ce14" office:value-type="string" calcext:value-type="string">
            <text:p>A4</text:p>
          </table:table-cell>
          <table:table-cell table:style-name="ce14" office:value-type="string" calcext:value-type="string">
            <text:p>PWML3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3"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ERASE/PB12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89]);   IF( LEN(T([.N89]))=0;&quot;&quot;;CONCATENATE( &quot;/&quot; ; T([.N89]) ) );  IF( LEN(T([.O89]))=0;&quot;&quot;;CONCATENATE( &quot;/&quot; ; T([.O89]) ) );  IF( LEN(T([.P89]))=0;&quot;&quot;;CONCATENATE( &quot;/&quot; ; T([.P89]) ) );  IF( LEN(T([.Q89]))=0;&quot;&quot;;CONCATENATE( &quot;/&quot; ; T([.Q89]) ) );  IF( LEN(T([.R89]))=0;&quot;&quot;;CONCATENATE( &quot;/&quot; ; T([.R89]) ) );   IF( LEN(T([.S89]))=0;&quot;&quot;;CONCATENATE( &quot;/&quot; ; T([.S89]) ) ) )" office:value-type="string" office:string-value="PB12/PWML1/ERASE" calcext:value-type="string">
            <text:p>PB12/PWML1/ERASE</text:p>
          </table:table-cell>
          <table:table-cell table:style-name="ce14" office:value-type="string" calcext:value-type="string">
            <text:p>PB12</text:p>
          </table:table-cell>
          <table:table-cell table:style-name="ce14" office:value-type="string" calcext:value-type="string">
            <text:p>PWML1</text:p>
          </table:table-cell>
          <table:table-cell table:style-name="ce14" table:number-columns-repeated="4"/>
          <table:table-cell table:style-name="ce14" office:value-type="string" calcext:value-type="string">
            <text:p>ERASE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DDM/PB10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90]);   IF( LEN(T([.N90]))=0;&quot;&quot;;CONCATENATE( &quot;/&quot; ; T([.N90]) ) );  IF( LEN(T([.O90]))=0;&quot;&quot;;CONCATENATE( &quot;/&quot; ; T([.O90]) ) );  IF( LEN(T([.P90]))=0;&quot;&quot;;CONCATENATE( &quot;/&quot; ; T([.P90]) ) );  IF( LEN(T([.Q90]))=0;&quot;&quot;;CONCATENATE( &quot;/&quot; ; T([.Q90]) ) );  IF( LEN(T([.R90]))=0;&quot;&quot;;CONCATENATE( &quot;/&quot; ; T([.R90]) ) );   IF( LEN(T([.S90]))=0;&quot;&quot;;CONCATENATE( &quot;/&quot; ; T([.S90]) ) ) )" office:value-type="string" office:string-value="PB10/DDM" calcext:value-type="string">
            <text:p>PB10/DDM</text:p>
          </table:table-cell>
          <table:table-cell table:style-name="ce14" office:value-type="string" calcext:value-type="string">
            <text:p>PB10</text:p>
          </table:table-cell>
          <table:table-cell table:style-name="ce14" table:number-columns-repeated="5"/>
          <table:table-cell table:style-name="ce14" office:value-type="string" calcext:value-type="string">
            <text:p>DDM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DDP/PB11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91]);   IF( LEN(T([.N91]))=0;&quot;&quot;;CONCATENATE( &quot;/&quot; ; T([.N91]) ) );  IF( LEN(T([.O91]))=0;&quot;&quot;;CONCATENATE( &quot;/&quot; ; T([.O91]) ) );  IF( LEN(T([.P91]))=0;&quot;&quot;;CONCATENATE( &quot;/&quot; ; T([.P91]) ) );  IF( LEN(T([.Q91]))=0;&quot;&quot;;CONCATENATE( &quot;/&quot; ; T([.Q91]) ) );  IF( LEN(T([.R91]))=0;&quot;&quot;;CONCATENATE( &quot;/&quot; ; T([.R91]) ) );   IF( LEN(T([.S91]))=0;&quot;&quot;;CONCATENATE( &quot;/&quot; ; T([.S91]) ) ) )" office:value-type="string" office:string-value="PB11/DDP" calcext:value-type="string">
            <text:p>PB11/DDP</text:p>
          </table:table-cell>
          <table:table-cell table:style-name="ce14" office:value-type="string" calcext:value-type="string">
            <text:p>PB11</text:p>
          </table:table-cell>
          <table:table-cell table:style-name="ce14" table:number-columns-repeated="5"/>
          <table:table-cell table:style-name="ce14" office:value-type="string" calcext:value-type="string">
            <text:p>DDP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PC23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92]);   IF( LEN(T([.N92]))=0;&quot;&quot;;CONCATENATE( &quot;/&quot; ; T([.N92]) ) );  IF( LEN(T([.O92]))=0;&quot;&quot;;CONCATENATE( &quot;/&quot; ; T([.O92]) ) );  IF( LEN(T([.P92]))=0;&quot;&quot;;CONCATENATE( &quot;/&quot; ; T([.P92]) ) );  IF( LEN(T([.Q92]))=0;&quot;&quot;;CONCATENATE( &quot;/&quot; ; T([.Q92]) ) );  IF( LEN(T([.R92]))=0;&quot;&quot;;CONCATENATE( &quot;/&quot; ; T([.R92]) ) );   IF( LEN(T([.S92]))=0;&quot;&quot;;CONCATENATE( &quot;/&quot; ; T([.S92]) ) ) )" office:value-type="string" office:string-value="PC23/A5/TIOA3" calcext:value-type="string">
            <text:p>PC23/A5/TIOA3</text:p>
          </table:table-cell>
          <table:table-cell table:style-name="ce14" office:value-type="string" calcext:value-type="string">
            <text:p>PC23</text:p>
          </table:table-cell>
          <table:table-cell table:style-name="ce14" office:value-type="string" calcext:value-type="string">
            <text:p>A5</text:p>
          </table:table-cell>
          <table:table-cell table:style-name="ce14" office:value-type="string" calcext:value-type="string">
            <text:p>TIOA3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3" office:value-type="float" office:value="91" calcext:value-type="float">
            <text:p>91</text:p>
          </table:table-cell>
          <table:table-cell table:number-columns-repeated="2"/>
          <table:table-cell table:style-name="ce6" office:value-type="string" calcext:value-type="string">
            <text:p>VDDIO</text:p>
          </table:table-cell>
          <table:table-cell table:style-name="ce4" office:value-type="string" calcext:value-type="string">
            <text:p>S</text:p>
          </table:table-cell>
          <table:table-cell table:style-name="ce4"/>
          <table:table-cell table:style-name="ce11" table:formula="of:=CONCATENATE( T([.M93]);   IF( LEN(T([.N93]))=0;&quot;&quot;;CONCATENATE( &quot;/&quot; ; T([.N93]) ) );  IF( LEN(T([.O93]))=0;&quot;&quot;;CONCATENATE( &quot;/&quot; ; T([.O93]) ) );  IF( LEN(T([.P93]))=0;&quot;&quot;;CONCATENATE( &quot;/&quot; ; T([.P93]) ) );  IF( LEN(T([.Q93]))=0;&quot;&quot;;CONCATENATE( &quot;/&quot; ; T([.Q93]) ) );  IF( LEN(T([.R93]))=0;&quot;&quot;;CONCATENATE( &quot;/&quot; ; T([.R93]) ) );   IF( LEN(T([.S93]))=0;&quot;&quot;;CONCATENATE( &quot;/&quot; ; T([.S93]) ) ) )">
            <text:p/>
          </table:table-cell>
          <table:table-cell table:style-name="ce6" table:number-columns-repeated="7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PC24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94]);   IF( LEN(T([.N94]))=0;&quot;&quot;;CONCATENATE( &quot;/&quot; ; T([.N94]) ) );  IF( LEN(T([.O94]))=0;&quot;&quot;;CONCATENATE( &quot;/&quot; ; T([.O94]) ) );  IF( LEN(T([.P94]))=0;&quot;&quot;;CONCATENATE( &quot;/&quot; ; T([.P94]) ) );  IF( LEN(T([.Q94]))=0;&quot;&quot;;CONCATENATE( &quot;/&quot; ; T([.Q94]) ) );  IF( LEN(T([.R94]))=0;&quot;&quot;;CONCATENATE( &quot;/&quot; ; T([.R94]) ) );   IF( LEN(T([.S94]))=0;&quot;&quot;;CONCATENATE( &quot;/&quot; ; T([.S94]) ) ) )" office:value-type="string" office:string-value="PC24/A6/TIOB3" calcext:value-type="string">
            <text:p>PC24/A6/TIOB3</text:p>
          </table:table-cell>
          <table:table-cell table:style-name="ce14" office:value-type="string" calcext:value-type="string">
            <text:p>PC24</text:p>
          </table:table-cell>
          <table:table-cell table:style-name="ce14" office:value-type="string" calcext:value-type="string">
            <text:p>A6</text:p>
          </table:table-cell>
          <table:table-cell table:style-name="ce14" office:value-type="string" calcext:value-type="string">
            <text:p>TIOB3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3"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PB13/DAC0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95]);   IF( LEN(T([.N95]))=0;&quot;&quot;;CONCATENATE( &quot;/&quot; ; T([.N95]) ) );  IF( LEN(T([.O95]))=0;&quot;&quot;;CONCATENATE( &quot;/&quot; ; T([.O95]) ) );  IF( LEN(T([.P95]))=0;&quot;&quot;;CONCATENATE( &quot;/&quot; ; T([.P95]) ) );  IF( LEN(T([.Q95]))=0;&quot;&quot;;CONCATENATE( &quot;/&quot; ; T([.Q95]) ) );  IF( LEN(T([.R95]))=0;&quot;&quot;;CONCATENATE( &quot;/&quot; ; T([.R95]) ) );   IF( LEN(T([.S95]))=0;&quot;&quot;;CONCATENATE( &quot;/&quot; ; T([.S95]) ) ) )" office:value-type="string" office:string-value="PB13/PWML2/PCK0/DAC0" calcext:value-type="string">
            <text:p>PB13/PWML2/PCK0/DAC0</text:p>
          </table:table-cell>
          <table:table-cell table:style-name="ce14" office:value-type="string" calcext:value-type="string">
            <text:p>PB13</text:p>
          </table:table-cell>
          <table:table-cell table:style-name="ce14" office:value-type="string" calcext:value-type="string">
            <text:p>PWML2</text:p>
          </table:table-cell>
          <table:table-cell table:style-name="ce14" office:value-type="string" calcext:value-type="string">
            <text:p>PCK0</text:p>
          </table:table-cell>
          <table:table-cell table:style-name="ce14" table:number-columns-repeated="2"/>
          <table:table-cell table:style-name="ce14" office:value-type="string" calcext:value-type="string">
            <text:p>DAC0</text:p>
          </table:table-cell>
          <table:table-cell table:style-name="ce14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PC25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96]);   IF( LEN(T([.N96]))=0;&quot;&quot;;CONCATENATE( &quot;/&quot; ; T([.N96]) ) );  IF( LEN(T([.O96]))=0;&quot;&quot;;CONCATENATE( &quot;/&quot; ; T([.O96]) ) );  IF( LEN(T([.P96]))=0;&quot;&quot;;CONCATENATE( &quot;/&quot; ; T([.P96]) ) );  IF( LEN(T([.Q96]))=0;&quot;&quot;;CONCATENATE( &quot;/&quot; ; T([.Q96]) ) );  IF( LEN(T([.R96]))=0;&quot;&quot;;CONCATENATE( &quot;/&quot; ; T([.R96]) ) );   IF( LEN(T([.S96]))=0;&quot;&quot;;CONCATENATE( &quot;/&quot; ; T([.S96]) ) ) )" office:value-type="string" office:string-value="PC25/A7/TCLK3" calcext:value-type="string">
            <text:p>PC25/A7/TCLK3</text:p>
          </table:table-cell>
          <table:table-cell table:style-name="ce14" office:value-type="string" calcext:value-type="string">
            <text:p>PC25</text:p>
          </table:table-cell>
          <table:table-cell table:style-name="ce14" office:value-type="string" calcext:value-type="string">
            <text:p>A7</text:p>
          </table:table-cell>
          <table:table-cell table:style-name="ce14" office:value-type="string" calcext:value-type="string">
            <text:p>TCLK3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3" office:value-type="float" office:value="95" calcext:value-type="float">
            <text:p>95</text:p>
          </table:table-cell>
          <table:table-cell table:number-columns-repeated="2"/>
          <table:table-cell table:style-name="ce6" office:value-type="string" calcext:value-type="string">
            <text:p>GND</text:p>
          </table:table-cell>
          <table:table-cell table:style-name="ce4" office:value-type="string" calcext:value-type="string">
            <text:p>S</text:p>
          </table:table-cell>
          <table:table-cell table:style-name="ce4"/>
          <table:table-cell table:style-name="ce11" table:formula="of:=CONCATENATE( T([.M97]);   IF( LEN(T([.N97]))=0;&quot;&quot;;CONCATENATE( &quot;/&quot; ; T([.N97]) ) );  IF( LEN(T([.O97]))=0;&quot;&quot;;CONCATENATE( &quot;/&quot; ; T([.O97]) ) );  IF( LEN(T([.P97]))=0;&quot;&quot;;CONCATENATE( &quot;/&quot; ; T([.P97]) ) );  IF( LEN(T([.Q97]))=0;&quot;&quot;;CONCATENATE( &quot;/&quot; ; T([.Q97]) ) );  IF( LEN(T([.R97]))=0;&quot;&quot;;CONCATENATE( &quot;/&quot; ; T([.R97]) ) );   IF( LEN(T([.S97]))=0;&quot;&quot;;CONCATENATE( &quot;/&quot; ; T([.S97]) ) ) )">
            <text:p/>
          </table:table-cell>
          <table:table-cell table:style-name="ce6" table:number-columns-repeated="7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PB8/XOUT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98]);   IF( LEN(T([.N98]))=0;&quot;&quot;;CONCATENATE( &quot;/&quot; ; T([.N98]) ) );  IF( LEN(T([.O98]))=0;&quot;&quot;;CONCATENATE( &quot;/&quot; ; T([.O98]) ) );  IF( LEN(T([.P98]))=0;&quot;&quot;;CONCATENATE( &quot;/&quot; ; T([.P98]) ) );  IF( LEN(T([.Q98]))=0;&quot;&quot;;CONCATENATE( &quot;/&quot; ; T([.Q98]) ) );  IF( LEN(T([.R98]))=0;&quot;&quot;;CONCATENATE( &quot;/&quot; ; T([.R98]) ) );   IF( LEN(T([.S98]))=0;&quot;&quot;;CONCATENATE( &quot;/&quot; ; T([.S98]) ) ) )" office:value-type="string" office:string-value="PB8/XOUT" calcext:value-type="string">
            <text:p>PB8/XOUT</text:p>
          </table:table-cell>
          <table:table-cell table:style-name="ce14" office:value-type="string" calcext:value-type="string">
            <text:p>PB8</text:p>
          </table:table-cell>
          <table:table-cell table:style-name="ce14" table:number-columns-repeated="5"/>
          <table:table-cell table:style-name="ce14" office:value-type="string" calcext:value-type="string">
            <text:p>XOUT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PB9/PGMCK/XIN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99]);   IF( LEN(T([.N99]))=0;&quot;&quot;;CONCATENATE( &quot;/&quot; ; T([.N99]) ) );  IF( LEN(T([.O99]))=0;&quot;&quot;;CONCATENATE( &quot;/&quot; ; T([.O99]) ) );  IF( LEN(T([.P99]))=0;&quot;&quot;;CONCATENATE( &quot;/&quot; ; T([.P99]) ) );  IF( LEN(T([.Q99]))=0;&quot;&quot;;CONCATENATE( &quot;/&quot; ; T([.Q99]) ) );  IF( LEN(T([.R99]))=0;&quot;&quot;;CONCATENATE( &quot;/&quot; ; T([.R99]) ) );   IF( LEN(T([.S99]))=0;&quot;&quot;;CONCATENATE( &quot;/&quot; ; T([.S99]) ) ) )" office:value-type="string" office:string-value="PB9/XIN" calcext:value-type="string">
            <text:p>PB9/XIN</text:p>
          </table:table-cell>
          <table:table-cell table:style-name="ce14" office:value-type="string" calcext:value-type="string">
            <text:p>PB9</text:p>
          </table:table-cell>
          <table:table-cell table:style-name="ce14" table:number-columns-repeated="5"/>
          <table:table-cell table:style-name="ce14" office:value-type="string" calcext:value-type="string">
            <text:p>XIN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98" calcext:value-type="float">
            <text:p>98</text:p>
          </table:table-cell>
          <table:table-cell table:number-columns-repeated="2"/>
          <table:table-cell table:style-name="ce6" office:value-type="string" calcext:value-type="string">
            <text:p>VDDIO</text:p>
          </table:table-cell>
          <table:table-cell table:style-name="ce4" office:value-type="string" calcext:value-type="string">
            <text:p>S</text:p>
          </table:table-cell>
          <table:table-cell table:style-name="ce4"/>
          <table:table-cell table:style-name="ce11" table:formula="of:=CONCATENATE( T([.M100]);   IF( LEN(T([.N100]))=0;&quot;&quot;;CONCATENATE( &quot;/&quot; ; T([.N100]) ) );  IF( LEN(T([.O100]))=0;&quot;&quot;;CONCATENATE( &quot;/&quot; ; T([.O100]) ) );  IF( LEN(T([.P100]))=0;&quot;&quot;;CONCATENATE( &quot;/&quot; ; T([.P100]) ) );  IF( LEN(T([.Q100]))=0;&quot;&quot;;CONCATENATE( &quot;/&quot; ; T([.Q100]) ) );  IF( LEN(T([.R100]))=0;&quot;&quot;;CONCATENATE( &quot;/&quot; ; T([.R100]) ) );   IF( LEN(T([.S100]))=0;&quot;&quot;;CONCATENATE( &quot;/&quot; ; T([.S100]) ) ) )">
            <text:p/>
          </table:table-cell>
          <table:table-cell table:style-name="ce6" table:number-columns-repeated="7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PB14/DAC1</text:p>
          </table:table-cell>
          <table:table-cell table:style-name="ce3" office:value-type="string" calcext:value-type="string">
            <text:p>I/O</text:p>
          </table:table-cell>
          <table:table-cell table:style-name="ce3"/>
          <table:table-cell table:style-name="ce12" table:formula="of:=CONCATENATE( T([.M101]);   IF( LEN(T([.N101]))=0;&quot;&quot;;CONCATENATE( &quot;/&quot; ; T([.N101]) ) );  IF( LEN(T([.O101]))=0;&quot;&quot;;CONCATENATE( &quot;/&quot; ; T([.O101]) ) );  IF( LEN(T([.P101]))=0;&quot;&quot;;CONCATENATE( &quot;/&quot; ; T([.P101]) ) );  IF( LEN(T([.Q101]))=0;&quot;&quot;;CONCATENATE( &quot;/&quot; ; T([.Q101]) ) );  IF( LEN(T([.R101]))=0;&quot;&quot;;CONCATENATE( &quot;/&quot; ; T([.R101]) ) );   IF( LEN(T([.S101]))=0;&quot;&quot;;CONCATENATE( &quot;/&quot; ; T([.S101]) ) ) )" office:value-type="string" office:string-value="PB14/NPCS1/PWMH3/DAC1" calcext:value-type="string">
            <text:p>PB14/NPCS1/PWMH3/DAC1</text:p>
          </table:table-cell>
          <table:table-cell table:style-name="ce14" office:value-type="string" calcext:value-type="string">
            <text:p>PB14</text:p>
          </table:table-cell>
          <table:table-cell table:style-name="ce14" office:value-type="string" calcext:value-type="string">
            <text:p>NPCS1</text:p>
          </table:table-cell>
          <table:table-cell table:style-name="ce14" office:value-type="string" calcext:value-type="string">
            <text:p>PWMH3</text:p>
          </table:table-cell>
          <table:table-cell table:style-name="ce14" table:number-columns-repeated="2"/>
          <table:table-cell table:style-name="ce14" office:value-type="string" calcext:value-type="string">
            <text:p>DAC1</text:p>
          </table:table-cell>
          <table:table-cell table:style-name="ce14"/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100" calcext:value-type="float">
            <text:p>100</text:p>
          </table:table-cell>
          <table:table-cell table:number-columns-repeated="2"/>
          <table:table-cell table:style-name="ce6" office:value-type="string" calcext:value-type="string">
            <text:p>VDDPLL</text:p>
          </table:table-cell>
          <table:table-cell table:style-name="ce4" office:value-type="string" calcext:value-type="string">
            <text:p>S</text:p>
          </table:table-cell>
          <table:table-cell table:style-name="ce4"/>
          <table:table-cell table:style-name="ce11" table:formula="of:=CONCATENATE( T([.M102]);   IF( LEN(T([.N102]))=0;&quot;&quot;;CONCATENATE( &quot;/&quot; ; T([.N102]) ) );  IF( LEN(T([.O102]))=0;&quot;&quot;;CONCATENATE( &quot;/&quot; ; T([.O102]) ) );  IF( LEN(T([.P102]))=0;&quot;&quot;;CONCATENATE( &quot;/&quot; ; T([.P102]) ) );  IF( LEN(T([.Q102]))=0;&quot;&quot;;CONCATENATE( &quot;/&quot; ; T([.Q102]) ) );  IF( LEN(T([.R102]))=0;&quot;&quot;;CONCATENATE( &quot;/&quot; ; T([.R102]) ) );   IF( LEN(T([.S102]))=0;&quot;&quot;;CONCATENATE( &quot;/&quot; ; T([.S102]) ) ) )">
            <text:p/>
          </table:table-cell>
          <table:table-cell table:style-name="ce6" table:number-columns-repeated="7"/>
          <table:table-cell table:number-columns-repeated="8"/>
        </table:table-row>
        <table:table-row table:style-name="ro1" table:number-rows-repeated="2">
          <table:table-cell table:number-columns-repeated="13"/>
          <table:table-cell table:style-name="Default" table:number-columns-repeated="2"/>
          <table:table-cell table:number-columns-repeated="12"/>
        </table:table-row>
        <table:table-row table:style-name="ro1" table:number-rows-repeated="1048471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Sheet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2" table:default-cell-style-name="Default"/>
        <table:table-row table:style-name="ro1">
          <table:table-cell/>
          <table:table-cell table:style-name="ce2" office:value-type="string" calcext:value-type="string">
            <text:p>I/O Line</text:p>
          </table:table-cell>
          <table:table-cell table:style-name="ce2" office:value-type="string" calcext:value-type="string">
            <text:p>Peripheral A</text:p>
          </table:table-cell>
          <table:table-cell table:style-name="ce2" office:value-type="string" calcext:value-type="string">
            <text:p>Peripheral B</text:p>
          </table:table-cell>
          <table:table-cell table:style-name="ce2" office:value-type="string" calcext:value-type="string">
            <text:p>Peripheral C</text:p>
          </table:table-cell>
          <table:table-cell table:style-name="ce2" office:value-type="string" calcext:value-type="string">
            <text:p>Peripheral D</text:p>
          </table:table-cell>
          <table:table-cell table:style-name="ce2" office:value-type="string" calcext:value-type="string">
            <text:p>Extra Function</text:p>
          </table:table-cell>
          <table:table-cell table:style-name="ce2" office:value-type="string" calcext:value-type="string">
            <text:p>System Func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0</text:p>
          </table:table-cell>
          <table:table-cell office:value-type="string" calcext:value-type="string">
            <text:p>PWMH0</text:p>
          </table:table-cell>
          <table:table-cell office:value-type="string" calcext:value-type="string">
            <text:p>TIOA0</text:p>
          </table:table-cell>
          <table:table-cell office:value-type="string" calcext:value-type="string">
            <text:p>A17</text:p>
          </table:table-cell>
          <table:table-cell/>
          <table:table-cell office:value-type="string" calcext:value-type="string">
            <text:p>WKUP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1</text:p>
          </table:table-cell>
          <table:table-cell office:value-type="string" calcext:value-type="string">
            <text:p>PWMH1</text:p>
          </table:table-cell>
          <table:table-cell office:value-type="string" calcext:value-type="string">
            <text:p>TIOB0</text:p>
          </table:table-cell>
          <table:table-cell office:value-type="string" calcext:value-type="string">
            <text:p>A18</text:p>
          </table:table-cell>
          <table:table-cell/>
          <table:table-cell office:value-type="string" calcext:value-type="string">
            <text:p>WKUP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2</text:p>
          </table:table-cell>
          <table:table-cell office:value-type="string" calcext:value-type="string">
            <text:p>PWMH2</text:p>
          </table:table-cell>
          <table:table-cell office:value-type="string" calcext:value-type="string">
            <text:p>SCK0</text:p>
          </table:table-cell>
          <table:table-cell office:value-type="string" calcext:value-type="string">
            <text:p>DATRG</text:p>
          </table:table-cell>
          <table:table-cell/>
          <table:table-cell office:value-type="string" calcext:value-type="string">
            <text:p>WKUP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3</text:p>
          </table:table-cell>
          <table:table-cell office:value-type="string" calcext:value-type="string">
            <text:p>TWD0</text:p>
          </table:table-cell>
          <table:table-cell office:value-type="string" calcext:value-type="string">
            <text:p>NPCS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4</text:p>
          </table:table-cell>
          <table:table-cell office:value-type="string" calcext:value-type="string">
            <text:p>TWCK0</text:p>
          </table:table-cell>
          <table:table-cell office:value-type="string" calcext:value-type="string">
            <text:p>TCLK0</text:p>
          </table:table-cell>
          <table:table-cell table:number-columns-repeated="2"/>
          <table:table-cell office:value-type="string" calcext:value-type="string">
            <text:p>WKUP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5</text:p>
          </table:table-cell>
          <table:table-cell office:value-type="string" calcext:value-type="string">
            <text:p>RXD0</text:p>
          </table:table-cell>
          <table:table-cell office:value-type="string" calcext:value-type="string">
            <text:p>NPCS3</text:p>
          </table:table-cell>
          <table:table-cell table:number-columns-repeated="2"/>
          <table:table-cell office:value-type="string" calcext:value-type="string">
            <text:p>WKUP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6</text:p>
          </table:table-cell>
          <table:table-cell office:value-type="string" calcext:value-type="string">
            <text:p>TXD0</text:p>
          </table:table-cell>
          <table:table-cell office:value-type="string" calcext:value-type="string">
            <text:p>PCK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7</text:p>
          </table:table-cell>
          <table:table-cell office:value-type="string" calcext:value-type="string">
            <text:p>RTS0</text:p>
          </table:table-cell>
          <table:table-cell office:value-type="string" calcext:value-type="string">
            <text:p>PWMH3</text:p>
          </table:table-cell>
          <table:table-cell table:number-columns-repeated="3"/>
          <table:table-cell office:value-type="string" calcext:value-type="string">
            <text:p>XIN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8</text:p>
          </table:table-cell>
          <table:table-cell office:value-type="string" calcext:value-type="string">
            <text:p>CTS0</text:p>
          </table:table-cell>
          <table:table-cell office:value-type="string" calcext:value-type="string">
            <text:p>ADTRG</text:p>
          </table:table-cell>
          <table:table-cell table:number-columns-repeated="2"/>
          <table:table-cell office:value-type="string" calcext:value-type="string">
            <text:p>WKUP5</text:p>
          </table:table-cell>
          <table:table-cell office:value-type="string" calcext:value-type="string">
            <text:p>XOUT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9</text:p>
          </table:table-cell>
          <table:table-cell office:value-type="string" calcext:value-type="string">
            <text:p>URXD0</text:p>
          </table:table-cell>
          <table:table-cell office:value-type="string" calcext:value-type="string">
            <text:p>NPCS1</text:p>
          </table:table-cell>
          <table:table-cell office:value-type="string" calcext:value-type="string">
            <text:p>PWMFI0</text:p>
          </table:table-cell>
          <table:table-cell/>
          <table:table-cell office:value-type="string" calcext:value-type="string">
            <text:p>WKUP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10</text:p>
          </table:table-cell>
          <table:table-cell office:value-type="string" calcext:value-type="string">
            <text:p>UTXD0</text:p>
          </table:table-cell>
          <table:table-cell office:value-type="string" calcext:value-type="string">
            <text:p>NPCS2</text:p>
          </table:table-cell>
          <table:table-cell office:value-type="string" calcext:value-type="string">
            <text:p>PWMFI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11</text:p>
          </table:table-cell>
          <table:table-cell office:value-type="string" calcext:value-type="string">
            <text:p>NPCS0</text:p>
          </table:table-cell>
          <table:table-cell office:value-type="string" calcext:value-type="string">
            <text:p>PWMH0</text:p>
          </table:table-cell>
          <table:table-cell table:number-columns-repeated="2"/>
          <table:table-cell office:value-type="string" calcext:value-type="string">
            <text:p>WKUP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12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PWMH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13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PWMH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14</text:p>
          </table:table-cell>
          <table:table-cell office:value-type="string" calcext:value-type="string">
            <text:p>SPCK</text:p>
          </table:table-cell>
          <table:table-cell office:value-type="string" calcext:value-type="string">
            <text:p>PWMH3</text:p>
          </table:table-cell>
          <table:table-cell office:value-type="string" calcext:value-type="string">
            <text:p>WKUP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1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TIOA1</text:p>
          </table:table-cell>
          <table:table-cell office:value-type="string" calcext:value-type="string">
            <text:p>PWML3</text:p>
          </table:table-cell>
          <table:table-cell/>
          <table:table-cell office:value-type="string" calcext:value-type="string">
            <text:p>WKUP14/PIODCEN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16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IOB1</text:p>
          </table:table-cell>
          <table:table-cell office:value-type="string" calcext:value-type="string">
            <text:p>PWML2</text:p>
          </table:table-cell>
          <table:table-cell/>
          <table:table-cell office:value-type="string" calcext:value-type="string">
            <text:p>WKUP15/PIODCEN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17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PCK1</text:p>
          </table:table-cell>
          <table:table-cell office:value-type="string" calcext:value-type="string">
            <text:p>PWMH3</text:p>
          </table:table-cell>
          <table:table-cell/>
          <table:table-cell office:value-type="string" calcext:value-type="string">
            <text:p>AD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18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PWMFI2</text:p>
          </table:table-cell>
          <table:table-cell office:value-type="string" calcext:value-type="string">
            <text:p>AD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19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PWML0</text:p>
          </table:table-cell>
          <table:table-cell office:value-type="string" calcext:value-type="string">
            <text:p>A15</text:p>
          </table:table-cell>
          <table:table-cell/>
          <table:table-cell office:value-type="string" calcext:value-type="string">
            <text:p>AD2/WKUP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2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PWML1</text:p>
          </table:table-cell>
          <table:table-cell office:value-type="string" calcext:value-type="string">
            <text:p>A16</text:p>
          </table:table-cell>
          <table:table-cell/>
          <table:table-cell office:value-type="string" calcext:value-type="string">
            <text:p>AD3/WKUP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21</text:p>
          </table:table-cell>
          <table:table-cell office:value-type="string" calcext:value-type="string">
            <text:p>RXD1</text:p>
          </table:table-cell>
          <table:table-cell office:value-type="string" calcext:value-type="string">
            <text:p>PCK1</text:p>
          </table:table-cell>
          <table:table-cell office:value-type="string" calcext:value-type="string">
            <text:p>AD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22</text:p>
          </table:table-cell>
          <table:table-cell office:value-type="string" calcext:value-type="string">
            <text:p>TXD1</text:p>
          </table:table-cell>
          <table:table-cell office:value-type="string" calcext:value-type="string">
            <text:p>NPCS3</text:p>
          </table:table-cell>
          <table:table-cell office:value-type="string" calcext:value-type="string">
            <text:p>NCS2</text:p>
          </table:table-cell>
          <table:table-cell/>
          <table:table-cell office:value-type="string" calcext:value-type="string">
            <text:p>AD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23</text:p>
          </table:table-cell>
          <table:table-cell office:value-type="string" calcext:value-type="string">
            <text:p>SCK1</text:p>
          </table:table-cell>
          <table:table-cell office:value-type="string" calcext:value-type="string">
            <text:p>PWMH0</text:p>
          </table:table-cell>
          <table:table-cell office:value-type="string" calcext:value-type="string">
            <text:p>A19</text:p>
          </table:table-cell>
          <table:table-cell/>
          <table:table-cell office:value-type="string" calcext:value-type="string">
            <text:p>PIODCCL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24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PWMH1</text:p>
          </table:table-cell>
          <table:table-cell office:value-type="string" calcext:value-type="string">
            <text:p>A20</text:p>
          </table:table-cell>
          <table:table-cell/>
          <table:table-cell office:value-type="string" calcext:value-type="string">
            <text:p>PIODC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25</text:p>
          </table:table-cell>
          <table:table-cell office:value-type="string" calcext:value-type="string">
            <text:p>CTS1</text:p>
          </table:table-cell>
          <table:table-cell office:value-type="string" calcext:value-type="string">
            <text:p>PWMH2</text:p>
          </table:table-cell>
          <table:table-cell office:value-type="string" calcext:value-type="string">
            <text:p>A23</text:p>
          </table:table-cell>
          <table:table-cell/>
          <table:table-cell office:value-type="string" calcext:value-type="string">
            <text:p>PIODC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26</text:p>
          </table:table-cell>
          <table:table-cell office:value-type="string" calcext:value-type="string">
            <text:p>DCD1</text:p>
          </table:table-cell>
          <table:table-cell office:value-type="string" calcext:value-type="string">
            <text:p>TIOA2</text:p>
          </table:table-cell>
          <table:table-cell office:value-type="string" calcext:value-type="string">
            <text:p>MCDA2</text:p>
          </table:table-cell>
          <table:table-cell/>
          <table:table-cell office:value-type="string" calcext:value-type="string">
            <text:p>PIODC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27</text:p>
          </table:table-cell>
          <table:table-cell office:value-type="string" calcext:value-type="string">
            <text:p>DTR1</text:p>
          </table:table-cell>
          <table:table-cell office:value-type="string" calcext:value-type="string">
            <text:p>TIOB2</text:p>
          </table:table-cell>
          <table:table-cell office:value-type="string" calcext:value-type="string">
            <text:p>MCDA3</text:p>
          </table:table-cell>
          <table:table-cell/>
          <table:table-cell office:value-type="string" calcext:value-type="string">
            <text:p>PIODC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28</text:p>
          </table:table-cell>
          <table:table-cell office:value-type="string" calcext:value-type="string">
            <text:p>DSR1</text:p>
          </table:table-cell>
          <table:table-cell office:value-type="string" calcext:value-type="string">
            <text:p>TCLK1</text:p>
          </table:table-cell>
          <table:table-cell office:value-type="string" calcext:value-type="string">
            <text:p>MCCDA</text:p>
          </table:table-cell>
          <table:table-cell/>
          <table:table-cell office:value-type="string" calcext:value-type="string">
            <text:p>PIODC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29</text:p>
          </table:table-cell>
          <table:table-cell office:value-type="string" calcext:value-type="string">
            <text:p>RI1</text:p>
          </table:table-cell>
          <table:table-cell office:value-type="string" calcext:value-type="string">
            <text:p>TCLK2</text:p>
          </table:table-cell>
          <table:table-cell office:value-type="string" calcext:value-type="string">
            <text:p>MCCK</text:p>
          </table:table-cell>
          <table:table-cell/>
          <table:table-cell office:value-type="string" calcext:value-type="string">
            <text:p>PIODC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30</text:p>
          </table:table-cell>
          <table:table-cell office:value-type="string" calcext:value-type="string">
            <text:p>PWML2</text:p>
          </table:table-cell>
          <table:table-cell office:value-type="string" calcext:value-type="string">
            <text:p>NPCS2</text:p>
          </table:table-cell>
          <table:table-cell office:value-type="string" calcext:value-type="string">
            <text:p>MCDA0</text:p>
          </table:table-cell>
          <table:table-cell/>
          <table:table-cell office:value-type="string" calcext:value-type="string">
            <text:p>WKUP11/PIODC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31</text:p>
          </table:table-cell>
          <table:table-cell office:value-type="string" calcext:value-type="string">
            <text:p>NPCS1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MCDA1</text:p>
          </table:table-cell>
          <table:table-cell/>
          <table:table-cell office:value-type="string" calcext:value-type="string">
            <text:p>PIODC7</text:p>
          </table:table-cell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PB0</text:p>
          </table:table-cell>
          <table:table-cell table:style-name="ce16" office:value-type="string" calcext:value-type="string">
            <text:p>PWMH0</text:p>
          </table:table-cell>
          <table:table-cell table:style-name="ce16" table:number-columns-repeated="3"/>
          <table:table-cell table:style-name="ce16" office:value-type="string" calcext:value-type="string">
            <text:p>AD4/RTCOUT0</text:p>
          </table:table-cell>
          <table:table-cell table:style-name="ce16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PB1</text:p>
          </table:table-cell>
          <table:table-cell table:style-name="ce16" office:value-type="string" calcext:value-type="string">
            <text:p>PWMH1</text:p>
          </table:table-cell>
          <table:table-cell table:style-name="ce16" table:number-columns-repeated="3"/>
          <table:table-cell table:style-name="ce16" office:value-type="string" calcext:value-type="string">
            <text:p>AD5/RTCOUT1</text:p>
          </table:table-cell>
          <table:table-cell table:style-name="ce16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PB2</text:p>
          </table:table-cell>
          <table:table-cell table:style-name="ce16" office:value-type="string" calcext:value-type="string">
            <text:p>URXD1</text:p>
          </table:table-cell>
          <table:table-cell table:style-name="ce16" office:value-type="string" calcext:value-type="string">
            <text:p>NPCS2</text:p>
          </table:table-cell>
          <table:table-cell table:style-name="ce16" table:number-columns-repeated="2"/>
          <table:table-cell table:style-name="ce16" office:value-type="string" calcext:value-type="string">
            <text:p>AD6/WKUP12</text:p>
          </table:table-cell>
          <table:table-cell table:style-name="ce16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PB3</text:p>
          </table:table-cell>
          <table:table-cell table:style-name="ce16" office:value-type="string" calcext:value-type="string">
            <text:p>UTXD1</text:p>
          </table:table-cell>
          <table:table-cell table:style-name="ce16" office:value-type="string" calcext:value-type="string">
            <text:p>PCK2</text:p>
          </table:table-cell>
          <table:table-cell table:style-name="ce16" table:number-columns-repeated="2"/>
          <table:table-cell table:style-name="ce16" office:value-type="string" calcext:value-type="string">
            <text:p>AD7</text:p>
          </table:table-cell>
          <table:table-cell table:style-name="ce16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PB4</text:p>
          </table:table-cell>
          <table:table-cell table:style-name="ce16" office:value-type="string" calcext:value-type="string">
            <text:p>TWD1</text:p>
          </table:table-cell>
          <table:table-cell table:style-name="ce16" office:value-type="string" calcext:value-type="string">
            <text:p>PWMH2</text:p>
          </table:table-cell>
          <table:table-cell table:style-name="ce16" table:number-columns-repeated="3"/>
          <table:table-cell table:style-name="ce16" office:value-type="string" calcext:value-type="string">
            <text:p>TDI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PB5</text:p>
          </table:table-cell>
          <table:table-cell table:style-name="ce16" office:value-type="string" calcext:value-type="string">
            <text:p>TWCK1</text:p>
          </table:table-cell>
          <table:table-cell table:style-name="ce16" office:value-type="string" calcext:value-type="string">
            <text:p>PWML0</text:p>
          </table:table-cell>
          <table:table-cell table:style-name="ce16" table:number-columns-repeated="2"/>
          <table:table-cell table:style-name="ce16" office:value-type="string" calcext:value-type="string">
            <text:p>WKUP13</text:p>
          </table:table-cell>
          <table:table-cell table:style-name="ce16" office:value-type="string" calcext:value-type="string">
            <text:p>TDO/TRACESW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PB6</text:p>
          </table:table-cell>
          <table:table-cell table:style-name="ce16" table:number-columns-repeated="5"/>
          <table:table-cell table:style-name="ce16" office:value-type="string" calcext:value-type="string">
            <text:p>TMS/SWDI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PB7</text:p>
          </table:table-cell>
          <table:table-cell table:style-name="ce16" table:number-columns-repeated="5"/>
          <table:table-cell table:style-name="ce16" office:value-type="string" calcext:value-type="string">
            <text:p>TCK/SWCLK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PB8</text:p>
          </table:table-cell>
          <table:table-cell table:style-name="ce16" table:number-columns-repeated="5"/>
          <table:table-cell table:style-name="ce16" office:value-type="string" calcext:value-type="string">
            <text:p>XOUT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PB9</text:p>
          </table:table-cell>
          <table:table-cell table:style-name="ce16" table:number-columns-repeated="5"/>
          <table:table-cell table:style-name="ce16" office:value-type="string" calcext:value-type="string">
            <text:p>XIN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PB10</text:p>
          </table:table-cell>
          <table:table-cell table:style-name="ce16" table:number-columns-repeated="5"/>
          <table:table-cell table:style-name="ce16" office:value-type="string" calcext:value-type="string">
            <text:p>DDM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PB11</text:p>
          </table:table-cell>
          <table:table-cell table:style-name="ce16" table:number-columns-repeated="5"/>
          <table:table-cell table:style-name="ce16" office:value-type="string" calcext:value-type="string">
            <text:p>DDP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PB12</text:p>
          </table:table-cell>
          <table:table-cell table:style-name="ce16" office:value-type="string" calcext:value-type="string">
            <text:p>PWML1</text:p>
          </table:table-cell>
          <table:table-cell table:style-name="ce16" table:number-columns-repeated="4"/>
          <table:table-cell table:style-name="ce16" office:value-type="string" calcext:value-type="string">
            <text:p>ERAS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PB13</text:p>
          </table:table-cell>
          <table:table-cell table:style-name="ce16" office:value-type="string" calcext:value-type="string">
            <text:p>PWML2</text:p>
          </table:table-cell>
          <table:table-cell table:style-name="ce16" office:value-type="string" calcext:value-type="string">
            <text:p>PCK0</text:p>
          </table:table-cell>
          <table:table-cell table:style-name="ce16" table:number-columns-repeated="2"/>
          <table:table-cell table:style-name="ce16" office:value-type="string" calcext:value-type="string">
            <text:p>DAC0</text:p>
          </table:table-cell>
          <table:table-cell table:style-name="ce16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PB14</text:p>
          </table:table-cell>
          <table:table-cell table:style-name="ce16" office:value-type="string" calcext:value-type="string">
            <text:p>NPCS1</text:p>
          </table:table-cell>
          <table:table-cell table:style-name="ce16" office:value-type="string" calcext:value-type="string">
            <text:p>PWMH3</text:p>
          </table:table-cell>
          <table:table-cell table:style-name="ce16" table:number-columns-repeated="2"/>
          <table:table-cell table:style-name="ce16" office:value-type="string" calcext:value-type="string">
            <text:p>DAC1</text:p>
          </table:table-cell>
          <table:table-cell table:style-name="ce16"/>
          <table:table-cell table:number-columns-repeated="2"/>
        </table:table-row>
        <table:table-row table:style-name="ro1">
          <table:table-cell/>
          <table:table-cell office:value-type="string" calcext:value-type="string">
            <text:p>PC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PWML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WML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PWML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WML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NPCS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5</text:p>
          </table:table-cell>
          <table:table-cell office:value-type="string" calcext:value-type="string">
            <text:p>D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C6</text:p>
          </table:table-cell>
          <table:table-cell office:value-type="string" calcext:value-type="string">
            <text:p>D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C7</text:p>
          </table:table-cell>
          <table:table-cell office:value-type="string" calcext:value-type="string">
            <text:p>D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C8</text:p>
          </table:table-cell>
          <table:table-cell office:value-type="string" calcext:value-type="string">
            <text:p>NW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C9</text:p>
          </table:table-cell>
          <table:table-cell office:value-type="string" calcext:value-type="string">
            <text:p>NANDO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C10</text:p>
          </table:table-cell>
          <table:table-cell office:value-type="string" calcext:value-type="string">
            <text:p>NANDW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C11</text:p>
          </table:table-cell>
          <table:table-cell office:value-type="string" calcext:value-type="string">
            <text:p>NR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C12</text:p>
          </table:table-cell>
          <table:table-cell office:value-type="string" calcext:value-type="string">
            <text:p>NCS3</text:p>
          </table:table-cell>
          <table:table-cell table:number-columns-repeated="3"/>
          <table:table-cell office:value-type="string" calcext:value-type="string">
            <text:p>AD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13</text:p>
          </table:table-cell>
          <table:table-cell office:value-type="string" calcext:value-type="string">
            <text:p>NWAIT</text:p>
          </table:table-cell>
          <table:table-cell office:value-type="string" calcext:value-type="string">
            <text:p>PWML0</text:p>
          </table:table-cell>
          <table:table-cell table:number-columns-repeated="2"/>
          <table:table-cell office:value-type="string" calcext:value-type="string">
            <text:p>AD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14</text:p>
          </table:table-cell>
          <table:table-cell office:value-type="string" calcext:value-type="string">
            <text:p>NCS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C15</text:p>
          </table:table-cell>
          <table:table-cell office:value-type="string" calcext:value-type="string">
            <text:p>NCS1</text:p>
          </table:table-cell>
          <table:table-cell office:value-type="string" calcext:value-type="string">
            <text:p>PWML1</text:p>
          </table:table-cell>
          <table:table-cell table:number-columns-repeated="2"/>
          <table:table-cell office:value-type="string" calcext:value-type="string">
            <text:p>AD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16</text:p>
          </table:table-cell>
          <table:table-cell office:value-type="string" calcext:value-type="string">
            <text:p>A21/NANDA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C17</text:p>
          </table:table-cell>
          <table:table-cell office:value-type="string" calcext:value-type="string">
            <text:p>A22/NANDC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C18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PWMH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19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PWMH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2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PWMH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2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WMH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PWML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2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IOA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2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TIOB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25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TCLK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2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TIOA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27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TIOB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28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TCLK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29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TIOA5</text:p>
          </table:table-cell>
          <table:table-cell table:number-columns-repeated="2"/>
          <table:table-cell office:value-type="string" calcext:value-type="string">
            <text:p>AD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30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TIOB5</text:p>
          </table:table-cell>
          <table:table-cell table:number-columns-repeated="2"/>
          <table:table-cell office:value-type="string" calcext:value-type="string">
            <text:p>AD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3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TCLK5</text:p>
          </table:table-cell>
          <table:table-cell table:number-columns-repeated="6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9">00/00/0000</text:date>, <text:time style:data-style-name="N2" text:time-value="13:27:55.2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0M15S</meta:editing-duration>
    <meta:editing-cycles>12</meta:editing-cycles>
    <meta:generator>LibreOffice/4.3.3.2$Windows_x86 LibreOffice_project/9bb7eadab57b6755b1265afa86e04bf45fbfc644</meta:generator>
    <dc:date>2014-11-09T19:45:49.584000000</dc:date>
    <meta:document-statistic meta:table-count="3" meta:cell-count="991" meta:object-count="0"/>
    <meta:user-defined meta:name="Info 1"/>
    <meta:user-defined meta:name="Info 2"/>
    <meta:user-defined meta:name="Info 3"/>
    <meta:user-defined meta:name="Info 4"/>
  </office:meta>
</office:document-meta>
</file>